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Liberation Serif" svg:font-family="'Liberation Serif'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end" fo:margin-left="0cm"/>
    </style:style>
    <style:style style:name="ce6" style:family="table-cell" style:parent-style-name="Default" style:data-style-name="N117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Log-Linear Test" table:style-name="ta1">
        <table:shapes>
          <draw:frame draw:z-index="0" draw:style-name="gr1" draw:text-style-name="P1" svg:width="28.883cm" svg:height="20.56cm" svg:x="20.54cm" svg:y="0.397cm">
            <draw:object draw:notify-on-update-of-ranges="'Log-Linear Test'.B25:'Log-Linear Test'.B75 'Log-Linear Test'.C24:'Log-Linear Test'.C24 'Log-Linear Test'.C25:'Log-Linear Test'.C75 'Log-Linear Test'.B25:'Log-Linear Test'.B75 'Log-Linear Test'.D24:'Log-Linear Test'.D24 'Log-Linear Test'.D25:'Log-Linear Test'.D75 'Log-Linear Test'.B25:'Log-Linear Test'.B75 'Log-Linear Test'.I24:'Log-Linear Test'.I24 'Log-Linear Test'.I25:'Log-Linear Test'.I7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7"/>
        <table:table-column table:style-name="co1" table:number-columns-repeated="4" table:default-cell-style-name="ce4"/>
        <table:table-column table:style-name="co1" table:default-cell-style-name="Default"/>
        <table:table-column table:style-name="co1" table:default-cell-style-name="ce4"/>
        <table:table-row table:style-name="ro1">
          <table:table-cell table:style-name="ce1"/>
          <table:table-cell table:number-columns-repeated="2"/>
          <table:table-cell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τ</text:p>
          </table:table-cell>
          <table:table-cell table:style-name="ce5" office:value-type="float" office:value="20" calcext:value-type="float">
            <text:p>20</text:p>
          </table:table-cell>
          <table:table-cell table:formula="of:=-1/[.B11]" office:value-type="float" office:value="19.683329561652" calcext:value-type="float">
            <text:p>19.683329561652</text:p>
          </table:table-cell>
          <table:table-cell table:style-name="ce8" table:formula="of:=([.C2]-[.B2])/[.B2]" office:value-type="percentage" office:value="-0.0158335219174003" calcext:value-type="percentage">
            <text:p>-1.5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text:span text:style-name="T1">initial</text:span></text:p>
          </table:table-cell>
          <table:table-cell table:style-name="ce5" office:value-type="float" office:value="0" calcext:value-type="float">
            <text:p>0</text:p>
          </table:table-cell>
          <table:table-cell table:formula="of:=[.C5]-[.B3]" office:value-type="float" office:value="99.3262053000915" calcext:value-type="float">
            <text:p>99.32620530009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text:span text:style-name="T1">final</text:span></text:p>
          </table:table-cell>
          <table:table-cell table:style-name="ce5" office:value-type="float" office:value="100" calcext:value-type="float">
            <text:p>100</text:p>
          </table:table-cell>
          <table:table-cell table:formula="of:=EXP([.B15])" office:value-type="float" office:value="99.6193948398698" calcext:value-type="float">
            <text:p>99.6193948398698</text:p>
          </table:table-cell>
          <table:table-cell table:style-name="ce8" table:formula="of:=([.C4]-[.C3])/[.C3]" office:value-type="percentage" office:value="0.00295178436438319" calcext:value-type="percentage">
            <text:p>0.3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 Final</text:p>
          </table:table-cell>
          <table:table-cell table:style-name="ce5" office:value-type="float" office:value="0" calcext:value-type="float">
            <text:p>0</text:p>
          </table:table-cell>
          <table:table-cell table:formula="of:=IF([.B5];[.B4];[.C75])" office:value-type="float" office:value="99.3262053000915" calcext:value-type="float">
            <text:p>99.3262053000915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formula="of:=COUNT([.E25:.E75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Σx</text:p>
          </table:table-cell>
          <table:table-cell table:formula="of:=SUM([.E25:.E75])"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Σy</text:p>
          </table:table-cell>
          <table:table-cell table:formula="of:=SUM([.F25:.F75])" office:value-type="float" office:value="64.4042665629479" calcext:value-type="float">
            <text:p>64.4042665629479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Σxy</text:p>
          </table:table-cell>
          <table:table-cell table:formula="of:=SUM([.G25:.G75])" office:value-type="float" office:value="947.555463344812" calcext:value-type="float">
            <text:p>947.55546334481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Σxx</text:p>
          </table:table-cell>
          <table:table-cell table:formula="of:=SUM([.H25:.H75])" office:value-type="float" office:value="5984" calcext:value-type="float">
            <text:p>5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table:style-name="ce6" table:formula="of:=([.B6]*[.B9]-[.B7]*[.B8])/([.B6]*[.B10]-[.B7]*[.B7])" office:value-type="float" office:value="-0.0508044127833051" calcext:value-type="float">
            <text:p>-0.050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unding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0.81" calcext:value-type="float">
            <text:p>0.81</text:p>
          </table:table-cell>
          <table:table-cell table:formula="of:=[.B13]*([.C5]-[.B3])+[.B3]" office:value-type="float" office:value="80.4542262930741" calcext:value-type="float">
            <text:p>80.4542262930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is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table:formula="of:=([.B8]-[.B11]*[.B7])/[.B6]" office:value-type="float" office:value="4.60135687294158" calcext:value-type="float">
            <text:p>4.60135687294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ge Me!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4"/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Rel_time</text:p>
          </table:table-cell>
          <table:table-cell office:value-type="string" calcext:value-type="string">
            <text:p>time</text:p>
          </table:table-cell>
          <table:table-cell table:style-name="ce4" office:value-type="string" calcext:value-type="string">
            <text:p>temp</text:p>
          </table:table-cell>
          <table:table-cell table:style-name="ce7" office:value-type="string" calcext:value-type="string">
            <text:p>noisy</text:p>
          </table:table-cell>
          <table:table-cell office:value-type="string" calcext:value-type="string">
            <text:p>regression_time</text:p>
          </table:table-cell>
          <table:table-cell office:value-type="string" calcext:value-type="string">
            <text:p>ln_temp</text:p>
          </table:table-cell>
          <table:table-cell office:value-type="string" calcext:value-type="string">
            <text:p>xy</text:p>
          </table:table-cell>
          <table:table-cell table:style-name="ce4" office:value-type="string" calcext:value-type="string">
            <text:p>xx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]*[.$B$2]" office:value-type="float" office:value="0" calcext:value-type="float">
            <text:p>0</text:p>
          </table:table-cell>
          <table:table-cell table:style-name="ce4" table:formula="of:=[.$B$4]-([.$B$4]-[.$B$3])*EXP(-[.B25]/[.$B$2])" office:value-type="float" office:value="0" calcext:value-type="float">
            <text:p>0</text:p>
          </table:table-cell>
          <table:table-cell table:style-name="ce7" table:formula="of:=ROUND([.C25]+RAND()*2*[.$B$14]-[.$B$14]; [.$B$12])" office:value-type="float" office:value="0" calcext:value-type="float">
            <text:p>0</text:p>
          </table:table-cell>
          <table:table-cell table:formula="of:=IF([.$D25]&lt;=[.$C$13];[.B25];&quot;&quot;)" office:value-type="float" office:value="0" calcext:value-type="float">
            <text:p>0</text:p>
          </table:table-cell>
          <table:table-cell table:formula="of:=IF([.$D25]&lt;=[.$C$13];LN([.$C$5]-[.D25]);&quot;&quot;)" office:value-type="float" office:value="4.5984094365386" calcext:value-type="float">
            <text:p>4.5984094365386</text:p>
          </table:table-cell>
          <table:table-cell table:formula="of:=IF([.$D25]&lt;=[.$C$13];[.E25]*[.F25];&quot;&quot;)" office:value-type="float" office:value="0" calcext:value-type="float">
            <text:p>0</text:p>
          </table:table-cell>
          <table:table-cell table:style-name="ce4" table:formula="of:=IF([.$D25]&lt;=[.$C$13];[.E25]*[.E25];&quot;&quot;)" office:value-type="float" office:value="0" calcext:value-type="float">
            <text:p>0</text:p>
          </table:table-cell>
          <table:table-cell table:formula="of:=[.$B$3]+[.$C$4]-[.$C$4]*EXP(-[.B25]/[.$C$2])" office:value-type="float" office:value="0" calcext:value-type="float">
            <text:p>0</text:p>
          </table:table-cell>
        </table:table-row>
        <table:table-row table:style-name="ro1">
          <table:table-cell table:formula="of:=[.A25]+0.1" office:value-type="float" office:value="0.1" calcext:value-type="float">
            <text:p>0.1</text:p>
          </table:table-cell>
          <table:table-cell table:formula="of:=[.A26]*[.$B$2]" office:value-type="float" office:value="2" calcext:value-type="float">
            <text:p>2</text:p>
          </table:table-cell>
          <table:table-cell table:style-name="ce4" table:formula="of:=[.$B$4]-([.$B$4]-[.$B$3])*EXP(-[.B26]/[.$B$2])" office:value-type="float" office:value="9.51625819640405" calcext:value-type="float">
            <text:p>9.51625819640405</text:p>
          </table:table-cell>
          <table:table-cell table:style-name="ce7" table:formula="of:=ROUND([.C26]+RAND()*2*[.$B$14]-[.$B$14]; [.$B$12])" office:value-type="float" office:value="9.5" calcext:value-type="float">
            <text:p>9.5</text:p>
          </table:table-cell>
          <table:table-cell table:formula="of:=IF([.$D26]&lt;=[.$C$13];[.B26];&quot;&quot;)" office:value-type="float" office:value="2" calcext:value-type="float">
            <text:p>2</text:p>
          </table:table-cell>
          <table:table-cell table:formula="of:=IF([.$D26]&lt;=[.$C$13];LN([.$C$5]-[.D26]);&quot;&quot;)" office:value-type="float" office:value="4.49787675122396" calcext:value-type="float">
            <text:p>4.49787675122396</text:p>
          </table:table-cell>
          <table:table-cell table:formula="of:=IF([.$D26]&lt;=[.$C$13];[.E26]*[.F26];&quot;&quot;)" office:value-type="float" office:value="8.99575350244793" calcext:value-type="float">
            <text:p>8.99575350244793</text:p>
          </table:table-cell>
          <table:table-cell table:style-name="ce4" table:formula="of:=IF([.$D26]&lt;=[.$C$13];[.E26]*[.E26];&quot;&quot;)" office:value-type="float" office:value="4" calcext:value-type="float">
            <text:p>4</text:p>
          </table:table-cell>
          <table:table-cell table:formula="of:=[.$B$3]+[.$C$4]-[.$C$4]*EXP(-[.B26]/[.$C$2])" office:value-type="float" office:value="9.62494073496731" calcext:value-type="float">
            <text:p>9.62494073496731</text:p>
          </table:table-cell>
        </table:table-row>
        <table:table-row table:style-name="ro1">
          <table:table-cell table:formula="of:=[.A26]+0.1" office:value-type="float" office:value="0.2" calcext:value-type="float">
            <text:p>0.2</text:p>
          </table:table-cell>
          <table:table-cell table:formula="of:=[.A27]*[.$B$2]" office:value-type="float" office:value="4" calcext:value-type="float">
            <text:p>4</text:p>
          </table:table-cell>
          <table:table-cell table:style-name="ce4" table:formula="of:=[.$B$4]-([.$B$4]-[.$B$3])*EXP(-[.B27]/[.$B$2])" office:value-type="float" office:value="18.1269246922018" calcext:value-type="float">
            <text:p>18.1269246922018</text:p>
          </table:table-cell>
          <table:table-cell table:style-name="ce7" table:formula="of:=ROUND([.C27]+RAND()*2*[.$B$14]-[.$B$14]; [.$B$12])" office:value-type="float" office:value="18.1" calcext:value-type="float">
            <text:p>18.1</text:p>
          </table:table-cell>
          <table:table-cell table:formula="of:=IF([.$D27]&lt;=[.$C$13];[.B27];&quot;&quot;)" office:value-type="float" office:value="4" calcext:value-type="float">
            <text:p>4</text:p>
          </table:table-cell>
          <table:table-cell table:formula="of:=IF([.$D27]&lt;=[.$C$13];LN([.$C$5]-[.D27]);&quot;&quot;)" office:value-type="float" office:value="4.39723792047359" calcext:value-type="float">
            <text:p>4.39723792047359</text:p>
          </table:table-cell>
          <table:table-cell table:formula="of:=IF([.$D27]&lt;=[.$C$13];[.E27]*[.F27];&quot;&quot;)" office:value-type="float" office:value="17.5889516818943" calcext:value-type="float">
            <text:p>17.5889516818943</text:p>
          </table:table-cell>
          <table:table-cell table:style-name="ce4" table:formula="of:=IF([.$D27]&lt;=[.$C$13];[.E27]*[.E27];&quot;&quot;)" office:value-type="float" office:value="16" calcext:value-type="float">
            <text:p>16</text:p>
          </table:table-cell>
          <table:table-cell table:formula="of:=[.$B$3]+[.$C$4]-[.$C$4]*EXP(-[.B27]/[.$C$2])" office:value-type="float" office:value="18.3199472507944" calcext:value-type="float">
            <text:p>18.3199472507944</text:p>
          </table:table-cell>
        </table:table-row>
        <table:table-row table:style-name="ro1">
          <table:table-cell table:formula="of:=[.A27]+0.1" office:value-type="float" office:value="0.3" calcext:value-type="float">
            <text:p>0.3</text:p>
          </table:table-cell>
          <table:table-cell table:formula="of:=[.A28]*[.$B$2]" office:value-type="float" office:value="6" calcext:value-type="float">
            <text:p>6</text:p>
          </table:table-cell>
          <table:table-cell table:style-name="ce4" table:formula="of:=[.$B$4]-([.$B$4]-[.$B$3])*EXP(-[.B28]/[.$B$2])" office:value-type="float" office:value="25.9181779318282" calcext:value-type="float">
            <text:p>25.9181779318282</text:p>
          </table:table-cell>
          <table:table-cell table:style-name="ce7" table:formula="of:=ROUND([.C28]+RAND()*2*[.$B$14]-[.$B$14]; [.$B$12])" office:value-type="float" office:value="25.9" calcext:value-type="float">
            <text:p>25.9</text:p>
          </table:table-cell>
          <table:table-cell table:formula="of:=IF([.$D28]&lt;=[.$C$13];[.B28];&quot;&quot;)" office:value-type="float" office:value="6" calcext:value-type="float">
            <text:p>6</text:p>
          </table:table-cell>
          <table:table-cell table:formula="of:=IF([.$D28]&lt;=[.$C$13];LN([.$C$5]-[.D28]);&quot;&quot;)" office:value-type="float" office:value="4.29628089234105" calcext:value-type="float">
            <text:p>4.29628089234105</text:p>
          </table:table-cell>
          <table:table-cell table:formula="of:=IF([.$D28]&lt;=[.$C$13];[.E28]*[.F28];&quot;&quot;)" office:value-type="float" office:value="25.7776853540463" calcext:value-type="float">
            <text:p>25.7776853540463</text:p>
          </table:table-cell>
          <table:table-cell table:style-name="ce4" table:formula="of:=IF([.$D28]&lt;=[.$C$13];[.E28]*[.E28];&quot;&quot;)" office:value-type="float" office:value="36" calcext:value-type="float">
            <text:p>36</text:p>
          </table:table-cell>
          <table:table-cell table:formula="of:=[.$B$3]+[.$C$4]-[.$C$4]*EXP(-[.B28]/[.$C$2])" office:value-type="float" office:value="26.1748671294811" calcext:value-type="float">
            <text:p>26.1748671294811</text:p>
          </table:table-cell>
        </table:table-row>
        <table:table-row table:style-name="ro1">
          <table:table-cell table:formula="of:=[.A28]+0.1" office:value-type="float" office:value="0.4" calcext:value-type="float">
            <text:p>0.4</text:p>
          </table:table-cell>
          <table:table-cell table:formula="of:=[.A29]*[.$B$2]" office:value-type="float" office:value="8" calcext:value-type="float">
            <text:p>8</text:p>
          </table:table-cell>
          <table:table-cell table:style-name="ce4" table:formula="of:=[.$B$4]-([.$B$4]-[.$B$3])*EXP(-[.B29]/[.$B$2])" office:value-type="float" office:value="32.9679953964361" calcext:value-type="float">
            <text:p>32.9679953964361</text:p>
          </table:table-cell>
          <table:table-cell table:style-name="ce7" table:formula="of:=ROUND([.C29]+RAND()*2*[.$B$14]-[.$B$14]; [.$B$12])" office:value-type="float" office:value="33" calcext:value-type="float">
            <text:p>33</text:p>
          </table:table-cell>
          <table:table-cell table:formula="of:=IF([.$D29]&lt;=[.$C$13];[.B29];&quot;&quot;)" office:value-type="float" office:value="8" calcext:value-type="float">
            <text:p>8</text:p>
          </table:table-cell>
          <table:table-cell table:formula="of:=IF([.$D29]&lt;=[.$C$13];LN([.$C$5]-[.D29]);&quot;&quot;)" office:value-type="float" office:value="4.19458507249482" calcext:value-type="float">
            <text:p>4.19458507249482</text:p>
          </table:table-cell>
          <table:table-cell table:formula="of:=IF([.$D29]&lt;=[.$C$13];[.E29]*[.F29];&quot;&quot;)" office:value-type="float" office:value="33.5566805799585" calcext:value-type="float">
            <text:p>33.5566805799585</text:p>
          </table:table-cell>
          <table:table-cell table:style-name="ce4" table:formula="of:=IF([.$D29]&lt;=[.$C$13];[.E29]*[.E29];&quot;&quot;)" office:value-type="float" office:value="64" calcext:value-type="float">
            <text:p>64</text:p>
          </table:table-cell>
          <table:table-cell table:formula="of:=[.$B$3]+[.$C$4]-[.$C$4]*EXP(-[.B29]/[.$C$2])" office:value-type="float" office:value="33.2708671368737" calcext:value-type="float">
            <text:p>33.2708671368737</text:p>
          </table:table-cell>
        </table:table-row>
        <table:table-row table:style-name="ro1">
          <table:table-cell table:formula="of:=[.A29]+0.1" office:value-type="float" office:value="0.5" calcext:value-type="float">
            <text:p>0.5</text:p>
          </table:table-cell>
          <table:table-cell table:formula="of:=[.A30]*[.$B$2]" office:value-type="float" office:value="10" calcext:value-type="float">
            <text:p>10</text:p>
          </table:table-cell>
          <table:table-cell table:style-name="ce4" table:formula="of:=[.$B$4]-([.$B$4]-[.$B$3])*EXP(-[.B30]/[.$B$2])" office:value-type="float" office:value="39.3469340287367" calcext:value-type="float">
            <text:p>39.3469340287367</text:p>
          </table:table-cell>
          <table:table-cell table:style-name="ce7" table:formula="of:=ROUND([.C30]+RAND()*2*[.$B$14]-[.$B$14]; [.$B$12])" office:value-type="float" office:value="39.3" calcext:value-type="float">
            <text:p>39.3</text:p>
          </table:table-cell>
          <table:table-cell table:formula="of:=IF([.$D30]&lt;=[.$C$13];[.B30];&quot;&quot;)" office:value-type="float" office:value="10" calcext:value-type="float">
            <text:p>10</text:p>
          </table:table-cell>
          <table:table-cell table:formula="of:=IF([.$D30]&lt;=[.$C$13];LN([.$C$5]-[.D30]);&quot;&quot;)" office:value-type="float" office:value="4.09478122187392" calcext:value-type="float">
            <text:p>4.09478122187392</text:p>
          </table:table-cell>
          <table:table-cell table:formula="of:=IF([.$D30]&lt;=[.$C$13];[.E30]*[.F30];&quot;&quot;)" office:value-type="float" office:value="40.9478122187392" calcext:value-type="float">
            <text:p>40.9478122187392</text:p>
          </table:table-cell>
          <table:table-cell table:style-name="ce4" table:formula="of:=IF([.$D30]&lt;=[.$C$13];[.E30]*[.E30];&quot;&quot;)" office:value-type="float" office:value="100" calcext:value-type="float">
            <text:p>100</text:p>
          </table:table-cell>
          <table:table-cell table:formula="of:=[.$B$3]+[.$C$4]-[.$C$4]*EXP(-[.B30]/[.$C$2])" office:value-type="float" office:value="39.6812719382698" calcext:value-type="float">
            <text:p>39.6812719382698</text:p>
          </table:table-cell>
        </table:table-row>
        <table:table-row table:style-name="ro1">
          <table:table-cell table:formula="of:=[.A30]+0.1" office:value-type="float" office:value="0.6" calcext:value-type="float">
            <text:p>0.6</text:p>
          </table:table-cell>
          <table:table-cell table:formula="of:=[.A31]*[.$B$2]" office:value-type="float" office:value="12" calcext:value-type="float">
            <text:p>12</text:p>
          </table:table-cell>
          <table:table-cell table:style-name="ce4" table:formula="of:=[.$B$4]-([.$B$4]-[.$B$3])*EXP(-[.B31]/[.$B$2])" office:value-type="float" office:value="45.1188363905974" calcext:value-type="float">
            <text:p>45.1188363905974</text:p>
          </table:table-cell>
          <table:table-cell table:style-name="ce7" table:formula="of:=ROUND([.C31]+RAND()*2*[.$B$14]-[.$B$14]; [.$B$12])" office:value-type="float" office:value="45.1" calcext:value-type="float">
            <text:p>45.1</text:p>
          </table:table-cell>
          <table:table-cell table:formula="of:=IF([.$D31]&lt;=[.$C$13];[.B31];&quot;&quot;)" office:value-type="float" office:value="12" calcext:value-type="float">
            <text:p>12</text:p>
          </table:table-cell>
          <table:table-cell table:formula="of:=IF([.$D31]&lt;=[.$C$13];LN([.$C$5]-[.D31]);&quot;&quot;)" office:value-type="float" office:value="3.99316428422232" calcext:value-type="float">
            <text:p>3.99316428422232</text:p>
          </table:table-cell>
          <table:table-cell table:formula="of:=IF([.$D31]&lt;=[.$C$13];[.E31]*[.F31];&quot;&quot;)" office:value-type="float" office:value="47.9179714106678" calcext:value-type="float">
            <text:p>47.9179714106678</text:p>
          </table:table-cell>
          <table:table-cell table:style-name="ce4" table:formula="of:=IF([.$D31]&lt;=[.$C$13];[.E31]*[.E31];&quot;&quot;)" office:value-type="float" office:value="144" calcext:value-type="float">
            <text:p>144</text:p>
          </table:table-cell>
          <table:table-cell table:formula="of:=[.$B$3]+[.$C$4]-[.$C$4]*EXP(-[.B31]/[.$C$2])" office:value-type="float" office:value="45.4723217797229" calcext:value-type="float">
            <text:p>45.4723217797229</text:p>
          </table:table-cell>
        </table:table-row>
        <table:table-row table:style-name="ro1">
          <table:table-cell table:formula="of:=[.A31]+0.1" office:value-type="float" office:value="0.7" calcext:value-type="float">
            <text:p>0.7</text:p>
          </table:table-cell>
          <table:table-cell table:formula="of:=[.A32]*[.$B$2]" office:value-type="float" office:value="14" calcext:value-type="float">
            <text:p>14</text:p>
          </table:table-cell>
          <table:table-cell table:style-name="ce4" table:formula="of:=[.$B$4]-([.$B$4]-[.$B$3])*EXP(-[.B32]/[.$B$2])" office:value-type="float" office:value="50.341469620859" calcext:value-type="float">
            <text:p>50.341469620859</text:p>
          </table:table-cell>
          <table:table-cell table:style-name="ce7" table:formula="of:=ROUND([.C32]+RAND()*2*[.$B$14]-[.$B$14]; [.$B$12])" office:value-type="float" office:value="50.3" calcext:value-type="float">
            <text:p>50.3</text:p>
          </table:table-cell>
          <table:table-cell table:formula="of:=IF([.$D32]&lt;=[.$C$13];[.B32];&quot;&quot;)" office:value-type="float" office:value="14" calcext:value-type="float">
            <text:p>14</text:p>
          </table:table-cell>
          <table:table-cell table:formula="of:=IF([.$D32]&lt;=[.$C$13];LN([.$C$5]-[.D32]);&quot;&quot;)" office:value-type="float" office:value="3.89235495719766" calcext:value-type="float">
            <text:p>3.89235495719766</text:p>
          </table:table-cell>
          <table:table-cell table:formula="of:=IF([.$D32]&lt;=[.$C$13];[.E32]*[.F32];&quot;&quot;)" office:value-type="float" office:value="54.4929694007673" calcext:value-type="float">
            <text:p>54.4929694007673</text:p>
          </table:table-cell>
          <table:table-cell table:style-name="ce4" table:formula="of:=IF([.$D32]&lt;=[.$C$13];[.E32]*[.E32];&quot;&quot;)" office:value-type="float" office:value="196" calcext:value-type="float">
            <text:p>196</text:p>
          </table:table-cell>
          <table:table-cell table:formula="of:=[.$B$3]+[.$C$4]-[.$C$4]*EXP(-[.B32]/[.$C$2])" office:value-type="float" office:value="50.7038569643482" calcext:value-type="float">
            <text:p>50.7038569643482</text:p>
          </table:table-cell>
        </table:table-row>
        <table:table-row table:style-name="ro1">
          <table:table-cell table:formula="of:=[.A32]+0.1" office:value-type="float" office:value="0.8" calcext:value-type="float">
            <text:p>0.8</text:p>
          </table:table-cell>
          <table:table-cell table:formula="of:=[.A33]*[.$B$2]" office:value-type="float" office:value="16" calcext:value-type="float">
            <text:p>16</text:p>
          </table:table-cell>
          <table:table-cell table:style-name="ce4" table:formula="of:=[.$B$4]-([.$B$4]-[.$B$3])*EXP(-[.B33]/[.$B$2])" office:value-type="float" office:value="55.0671035882778" calcext:value-type="float">
            <text:p>55.0671035882778</text:p>
          </table:table-cell>
          <table:table-cell table:style-name="ce7" table:formula="of:=ROUND([.C33]+RAND()*2*[.$B$14]-[.$B$14]; [.$B$12])" office:value-type="float" office:value="55.1" calcext:value-type="float">
            <text:p>55.1</text:p>
          </table:table-cell>
          <table:table-cell table:formula="of:=IF([.$D33]&lt;=[.$C$13];[.B33];&quot;&quot;)" office:value-type="float" office:value="16" calcext:value-type="float">
            <text:p>16</text:p>
          </table:table-cell>
          <table:table-cell table:formula="of:=IF([.$D33]&lt;=[.$C$13];LN([.$C$5]-[.D33]);&quot;&quot;)" office:value-type="float" office:value="3.78931749349225" calcext:value-type="float">
            <text:p>3.78931749349225</text:p>
          </table:table-cell>
          <table:table-cell table:formula="of:=IF([.$D33]&lt;=[.$C$13];[.E33]*[.F33];&quot;&quot;)" office:value-type="float" office:value="60.6290798958761" calcext:value-type="float">
            <text:p>60.6290798958761</text:p>
          </table:table-cell>
          <table:table-cell table:style-name="ce4" table:formula="of:=IF([.$D33]&lt;=[.$C$13];[.E33]*[.E33];&quot;&quot;)" office:value-type="float" office:value="256" calcext:value-type="float">
            <text:p>256</text:p>
          </table:table-cell>
          <table:table-cell table:formula="of:=[.$B$3]+[.$C$4]-[.$C$4]*EXP(-[.B33]/[.$C$2])" office:value-type="float" office:value="55.429936196487" calcext:value-type="float">
            <text:p>55.429936196487</text:p>
          </table:table-cell>
        </table:table-row>
        <table:table-row table:style-name="ro1">
          <table:table-cell table:formula="of:=[.A33]+0.1" office:value-type="float" office:value="0.9" calcext:value-type="float">
            <text:p>0.9</text:p>
          </table:table-cell>
          <table:table-cell table:formula="of:=[.A34]*[.$B$2]" office:value-type="float" office:value="18" calcext:value-type="float">
            <text:p>18</text:p>
          </table:table-cell>
          <table:table-cell table:style-name="ce4" table:formula="of:=[.$B$4]-([.$B$4]-[.$B$3])*EXP(-[.B34]/[.$B$2])" office:value-type="float" office:value="59.3430340259401" calcext:value-type="float">
            <text:p>59.3430340259401</text:p>
          </table:table-cell>
          <table:table-cell table:style-name="ce7" table:formula="of:=ROUND([.C34]+RAND()*2*[.$B$14]-[.$B$14]; [.$B$12])" office:value-type="float" office:value="59.3" calcext:value-type="float">
            <text:p>59.3</text:p>
          </table:table-cell>
          <table:table-cell table:formula="of:=IF([.$D34]&lt;=[.$C$13];[.B34];&quot;&quot;)" office:value-type="float" office:value="18" calcext:value-type="float">
            <text:p>18</text:p>
          </table:table-cell>
          <table:table-cell table:formula="of:=IF([.$D34]&lt;=[.$C$13];LN([.$C$5]-[.D34]);&quot;&quot;)" office:value-type="float" office:value="3.68953437211061" calcext:value-type="float">
            <text:p>3.68953437211061</text:p>
          </table:table-cell>
          <table:table-cell table:formula="of:=IF([.$D34]&lt;=[.$C$13];[.E34]*[.F34];&quot;&quot;)" office:value-type="float" office:value="66.4116186979909" calcext:value-type="float">
            <text:p>66.4116186979909</text:p>
          </table:table-cell>
          <table:table-cell table:style-name="ce4" table:formula="of:=IF([.$D34]&lt;=[.$C$13];[.E34]*[.E34];&quot;&quot;)" office:value-type="float" office:value="324" calcext:value-type="float">
            <text:p>324</text:p>
          </table:table-cell>
          <table:table-cell table:formula="of:=[.$B$3]+[.$C$4]-[.$C$4]*EXP(-[.B34]/[.$C$2])" office:value-type="float" office:value="59.6993951832287" calcext:value-type="float">
            <text:p>59.6993951832287</text:p>
          </table:table-cell>
        </table:table-row>
        <table:table-row table:style-name="ro1">
          <table:table-cell table:formula="of:=[.A34]+0.1" office:value-type="float" office:value="1" calcext:value-type="float">
            <text:p>1</text:p>
          </table:table-cell>
          <table:table-cell table:formula="of:=[.A35]*[.$B$2]" office:value-type="float" office:value="20" calcext:value-type="float">
            <text:p>20</text:p>
          </table:table-cell>
          <table:table-cell table:style-name="ce4" table:formula="of:=[.$B$4]-([.$B$4]-[.$B$3])*EXP(-[.B35]/[.$B$2])" office:value-type="float" office:value="63.2120558828558" calcext:value-type="float">
            <text:p>63.2120558828558</text:p>
          </table:table-cell>
          <table:table-cell table:style-name="ce7" table:formula="of:=ROUND([.C35]+RAND()*2*[.$B$14]-[.$B$14]; [.$B$12])" office:value-type="float" office:value="63.2" calcext:value-type="float">
            <text:p>63.2</text:p>
          </table:table-cell>
          <table:table-cell table:formula="of:=IF([.$D35]&lt;=[.$C$13];[.B35];&quot;&quot;)" office:value-type="float" office:value="20" calcext:value-type="float">
            <text:p>20</text:p>
          </table:table-cell>
          <table:table-cell table:formula="of:=IF([.$D35]&lt;=[.$C$13];LN([.$C$5]-[.D35]);&quot;&quot;)" office:value-type="float" office:value="3.58701851058442" calcext:value-type="float">
            <text:p>3.58701851058442</text:p>
          </table:table-cell>
          <table:table-cell table:formula="of:=IF([.$D35]&lt;=[.$C$13];[.E35]*[.F35];&quot;&quot;)" office:value-type="float" office:value="71.7403702116884" calcext:value-type="float">
            <text:p>71.7403702116884</text:p>
          </table:table-cell>
          <table:table-cell table:style-name="ce4" table:formula="of:=IF([.$D35]&lt;=[.$C$13];[.E35]*[.E35];&quot;&quot;)" office:value-type="float" office:value="400" calcext:value-type="float">
            <text:p>400</text:p>
          </table:table-cell>
          <table:table-cell table:formula="of:=[.$B$3]+[.$C$4]-[.$C$4]*EXP(-[.B35]/[.$C$2])" office:value-type="float" office:value="63.5563512654525" calcext:value-type="float">
            <text:p>63.5563512654525</text:p>
          </table:table-cell>
        </table:table-row>
        <table:table-row table:style-name="ro1">
          <table:table-cell table:formula="of:=[.A35]+0.1" office:value-type="float" office:value="1.1" calcext:value-type="float">
            <text:p>1.1</text:p>
          </table:table-cell>
          <table:table-cell table:formula="of:=[.A36]*[.$B$2]" office:value-type="float" office:value="22" calcext:value-type="float">
            <text:p>22</text:p>
          </table:table-cell>
          <table:table-cell table:style-name="ce4" table:formula="of:=[.$B$4]-([.$B$4]-[.$B$3])*EXP(-[.B36]/[.$B$2])" office:value-type="float" office:value="66.7128916301921" calcext:value-type="float">
            <text:p>66.7128916301921</text:p>
          </table:table-cell>
          <table:table-cell table:style-name="ce7" table:formula="of:=ROUND([.C36]+RAND()*2*[.$B$14]-[.$B$14]; [.$B$12])" office:value-type="float" office:value="66.7" calcext:value-type="float">
            <text:p>66.7</text:p>
          </table:table-cell>
          <table:table-cell table:formula="of:=IF([.$D36]&lt;=[.$C$13];[.B36];&quot;&quot;)" office:value-type="float" office:value="22" calcext:value-type="float">
            <text:p>22</text:p>
          </table:table-cell>
          <table:table-cell table:formula="of:=IF([.$D36]&lt;=[.$C$13];LN([.$C$5]-[.D36]);&quot;&quot;)" office:value-type="float" office:value="3.48511580902455" calcext:value-type="float">
            <text:p>3.48511580902455</text:p>
          </table:table-cell>
          <table:table-cell table:formula="of:=IF([.$D36]&lt;=[.$C$13];[.E36]*[.F36];&quot;&quot;)" office:value-type="float" office:value="76.6725477985401" calcext:value-type="float">
            <text:p>76.6725477985401</text:p>
          </table:table-cell>
          <table:table-cell table:style-name="ce4" table:formula="of:=IF([.$D36]&lt;=[.$C$13];[.E36]*[.E36];&quot;&quot;)" office:value-type="float" office:value="484" calcext:value-type="float">
            <text:p>484</text:p>
          </table:table-cell>
          <table:table-cell table:formula="of:=[.$B$3]+[.$C$4]-[.$C$4]*EXP(-[.B36]/[.$C$2])" office:value-type="float" office:value="67.0406592928627" calcext:value-type="float">
            <text:p>67.0406592928627</text:p>
          </table:table-cell>
        </table:table-row>
        <table:table-row table:style-name="ro1">
          <table:table-cell table:formula="of:=[.A36]+0.1" office:value-type="float" office:value="1.2" calcext:value-type="float">
            <text:p>1.2</text:p>
          </table:table-cell>
          <table:table-cell table:formula="of:=[.A37]*[.$B$2]" office:value-type="float" office:value="24" calcext:value-type="float">
            <text:p>24</text:p>
          </table:table-cell>
          <table:table-cell table:style-name="ce4" table:formula="of:=[.$B$4]-([.$B$4]-[.$B$3])*EXP(-[.B37]/[.$B$2])" office:value-type="float" office:value="69.8805788087798" calcext:value-type="float">
            <text:p>69.8805788087798</text:p>
          </table:table-cell>
          <table:table-cell table:style-name="ce7" table:formula="of:=ROUND([.C37]+RAND()*2*[.$B$14]-[.$B$14]; [.$B$12])" office:value-type="float" office:value="69.9" calcext:value-type="float">
            <text:p>69.9</text:p>
          </table:table-cell>
          <table:table-cell table:formula="of:=IF([.$D37]&lt;=[.$C$13];[.B37];&quot;&quot;)" office:value-type="float" office:value="24" calcext:value-type="float">
            <text:p>24</text:p>
          </table:table-cell>
          <table:table-cell table:formula="of:=IF([.$D37]&lt;=[.$C$13];LN([.$C$5]-[.D37]);&quot;&quot;)" office:value-type="float" office:value="3.38188561407774" calcext:value-type="float">
            <text:p>3.38188561407774</text:p>
          </table:table-cell>
          <table:table-cell table:formula="of:=IF([.$D37]&lt;=[.$C$13];[.E37]*[.F37];&quot;&quot;)" office:value-type="float" office:value="81.1652547378659" calcext:value-type="float">
            <text:p>81.1652547378659</text:p>
          </table:table-cell>
          <table:table-cell table:style-name="ce4" table:formula="of:=IF([.$D37]&lt;=[.$C$13];[.E37]*[.E37];&quot;&quot;)" office:value-type="float" office:value="576" calcext:value-type="float">
            <text:p>576</text:p>
          </table:table-cell>
          <table:table-cell table:formula="of:=[.$B$3]+[.$C$4]-[.$C$4]*EXP(-[.B37]/[.$C$2])" office:value-type="float" office:value="70.1883234536835" calcext:value-type="float">
            <text:p>70.1883234536835</text:p>
          </table:table-cell>
        </table:table-row>
        <table:table-row table:style-name="ro1">
          <table:table-cell table:formula="of:=[.A37]+0.1" office:value-type="float" office:value="1.3" calcext:value-type="float">
            <text:p>1.3</text:p>
          </table:table-cell>
          <table:table-cell table:formula="of:=[.A38]*[.$B$2]" office:value-type="float" office:value="26" calcext:value-type="float">
            <text:p>26</text:p>
          </table:table-cell>
          <table:table-cell table:style-name="ce4" table:formula="of:=[.$B$4]-([.$B$4]-[.$B$3])*EXP(-[.B38]/[.$B$2])" office:value-type="float" office:value="72.7468206965988" calcext:value-type="float">
            <text:p>72.7468206965988</text:p>
          </table:table-cell>
          <table:table-cell table:style-name="ce7" table:formula="of:=ROUND([.C38]+RAND()*2*[.$B$14]-[.$B$14]; [.$B$12])" office:value-type="float" office:value="72.7" calcext:value-type="float">
            <text:p>72.7</text:p>
          </table:table-cell>
          <table:table-cell table:formula="of:=IF([.$D38]&lt;=[.$C$13];[.B38];&quot;&quot;)" office:value-type="float" office:value="26" calcext:value-type="float">
            <text:p>26</text:p>
          </table:table-cell>
          <table:table-cell table:formula="of:=IF([.$D38]&lt;=[.$C$13];LN([.$C$5]-[.D38]);&quot;&quot;)" office:value-type="float" office:value="3.28189589249196" calcext:value-type="float">
            <text:p>3.28189589249196</text:p>
          </table:table-cell>
          <table:table-cell table:formula="of:=IF([.$D38]&lt;=[.$C$13];[.E38]*[.F38];&quot;&quot;)" office:value-type="float" office:value="85.329293204791" calcext:value-type="float">
            <text:p>85.329293204791</text:p>
          </table:table-cell>
          <table:table-cell table:style-name="ce4" table:formula="of:=IF([.$D38]&lt;=[.$C$13];[.E38]*[.E38];&quot;&quot;)" office:value-type="float" office:value="676" calcext:value-type="float">
            <text:p>676</text:p>
          </table:table-cell>
          <table:table-cell table:formula="of:=[.$B$3]+[.$C$4]-[.$C$4]*EXP(-[.B38]/[.$C$2])" office:value-type="float" office:value="73.031869314547" calcext:value-type="float">
            <text:p>73.031869314547</text:p>
          </table:table-cell>
        </table:table-row>
        <table:table-row table:style-name="ro1">
          <table:table-cell table:formula="of:=[.A38]+0.1" office:value-type="float" office:value="1.4" calcext:value-type="float">
            <text:p>1.4</text:p>
          </table:table-cell>
          <table:table-cell table:formula="of:=[.A39]*[.$B$2]" office:value-type="float" office:value="28" calcext:value-type="float">
            <text:p>28</text:p>
          </table:table-cell>
          <table:table-cell table:style-name="ce4" table:formula="of:=[.$B$4]-([.$B$4]-[.$B$3])*EXP(-[.B39]/[.$B$2])" office:value-type="float" office:value="75.3403036058394" calcext:value-type="float">
            <text:p>75.3403036058394</text:p>
          </table:table-cell>
          <table:table-cell table:style-name="ce7" table:formula="of:=ROUND([.C39]+RAND()*2*[.$B$14]-[.$B$14]; [.$B$12])" office:value-type="float" office:value="75.3" calcext:value-type="float">
            <text:p>75.3</text:p>
          </table:table-cell>
          <table:table-cell table:formula="of:=IF([.$D39]&lt;=[.$C$13];[.B39];&quot;&quot;)" office:value-type="float" office:value="28" calcext:value-type="float">
            <text:p>28</text:p>
          </table:table-cell>
          <table:table-cell table:formula="of:=IF([.$D39]&lt;=[.$C$13];LN([.$C$5]-[.D39]);&quot;&quot;)" office:value-type="float" office:value="3.17914512217617" calcext:value-type="float">
            <text:p>3.17914512217617</text:p>
          </table:table-cell>
          <table:table-cell table:formula="of:=IF([.$D39]&lt;=[.$C$13];[.E39]*[.F39];&quot;&quot;)" office:value-type="float" office:value="89.0160634209327" calcext:value-type="float">
            <text:p>89.0160634209327</text:p>
          </table:table-cell>
          <table:table-cell table:style-name="ce4" table:formula="of:=IF([.$D39]&lt;=[.$C$13];[.E39]*[.E39];&quot;&quot;)" office:value-type="float" office:value="784" calcext:value-type="float">
            <text:p>784</text:p>
          </table:table-cell>
          <table:table-cell table:formula="of:=[.$B$3]+[.$C$4]-[.$C$4]*EXP(-[.B39]/[.$C$2])" office:value-type="float" office:value="75.6006799149528" calcext:value-type="float">
            <text:p>75.6006799149528</text:p>
          </table:table-cell>
        </table:table-row>
        <table:table-row table:style-name="ro1">
          <table:table-cell table:formula="of:=[.A39]+0.1" office:value-type="float" office:value="1.5" calcext:value-type="float">
            <text:p>1.5</text:p>
          </table:table-cell>
          <table:table-cell table:formula="of:=[.A40]*[.$B$2]" office:value-type="float" office:value="30" calcext:value-type="float">
            <text:p>30</text:p>
          </table:table-cell>
          <table:table-cell table:style-name="ce4" table:formula="of:=[.$B$4]-([.$B$4]-[.$B$3])*EXP(-[.B40]/[.$B$2])" office:value-type="float" office:value="77.686983985157" calcext:value-type="float">
            <text:p>77.686983985157</text:p>
          </table:table-cell>
          <table:table-cell table:style-name="ce7" table:formula="of:=ROUND([.C40]+RAND()*2*[.$B$14]-[.$B$14]; [.$B$12])" office:value-type="float" office:value="77.7" calcext:value-type="float">
            <text:p>77.7</text:p>
          </table:table-cell>
          <table:table-cell table:formula="of:=IF([.$D40]&lt;=[.$C$13];[.B40];&quot;&quot;)" office:value-type="float" office:value="30" calcext:value-type="float">
            <text:p>30</text:p>
          </table:table-cell>
          <table:table-cell table:formula="of:=IF([.$D40]&lt;=[.$C$13];LN([.$C$5]-[.D40]);&quot;&quot;)" office:value-type="float" office:value="3.07390578768514" calcext:value-type="float">
            <text:p>3.07390578768514</text:p>
          </table:table-cell>
          <table:table-cell table:formula="of:=IF([.$D40]&lt;=[.$C$13];[.E40]*[.F40];&quot;&quot;)" office:value-type="float" office:value="92.2171736305543" calcext:value-type="float">
            <text:p>92.2171736305543</text:p>
          </table:table-cell>
          <table:table-cell table:style-name="ce4" table:formula="of:=IF([.$D40]&lt;=[.$C$13];[.E40]*[.E40];&quot;&quot;)" office:value-type="float" office:value="900" calcext:value-type="float">
            <text:p>900</text:p>
          </table:table-cell>
          <table:table-cell table:formula="of:=[.$B$3]+[.$C$4]-[.$C$4]*EXP(-[.B40]/[.$C$2])" office:value-type="float" office:value="77.9212993892429" calcext:value-type="float">
            <text:p>77.9212993892429</text:p>
          </table:table-cell>
        </table:table-row>
        <table:table-row table:style-name="ro1">
          <table:table-cell table:formula="of:=[.A40]+0.1" office:value-type="float" office:value="1.6" calcext:value-type="float">
            <text:p>1.6</text:p>
          </table:table-cell>
          <table:table-cell table:formula="of:=[.A41]*[.$B$2]" office:value-type="float" office:value="32" calcext:value-type="float">
            <text:p>32</text:p>
          </table:table-cell>
          <table:table-cell table:style-name="ce4" table:formula="of:=[.$B$4]-([.$B$4]-[.$B$3])*EXP(-[.B41]/[.$B$2])" office:value-type="float" office:value="79.8103482005345" calcext:value-type="float">
            <text:p>79.8103482005345</text:p>
          </table:table-cell>
          <table:table-cell table:style-name="ce7" table:formula="of:=ROUND([.C41]+RAND()*2*[.$B$14]-[.$B$14]; [.$B$12])" office:value-type="float" office:value="79.8" calcext:value-type="float">
            <text:p>79.8</text:p>
          </table:table-cell>
          <table:table-cell table:formula="of:=IF([.$D41]&lt;=[.$C$13];[.B41];&quot;&quot;)" office:value-type="float" office:value="32" calcext:value-type="float">
            <text:p>32</text:p>
          </table:table-cell>
          <table:table-cell table:formula="of:=IF([.$D41]&lt;=[.$C$13];LN([.$C$5]-[.D41]);&quot;&quot;)" office:value-type="float" office:value="2.97175742493911" calcext:value-type="float">
            <text:p>2.97175742493911</text:p>
          </table:table-cell>
          <table:table-cell table:formula="of:=IF([.$D41]&lt;=[.$C$13];[.E41]*[.F41];&quot;&quot;)" office:value-type="float" office:value="95.0962375980514" calcext:value-type="float">
            <text:p>95.0962375980514</text:p>
          </table:table-cell>
          <table:table-cell table:style-name="ce4" table:formula="of:=IF([.$D41]&lt;=[.$C$13];[.E41]*[.E41];&quot;&quot;)" office:value-type="float" office:value="1024" calcext:value-type="float">
            <text:p>1024</text:p>
          </table:table-cell>
          <table:table-cell table:formula="of:=[.$B$3]+[.$C$4]-[.$C$4]*EXP(-[.B41]/[.$C$2])" office:value-type="float" office:value="80.0177072534911" calcext:value-type="float">
            <text:p>80.0177072534911</text:p>
          </table:table-cell>
        </table:table-row>
        <table:table-row table:style-name="ro1">
          <table:table-cell table:formula="of:=[.A41]+0.1" office:value-type="float" office:value="1.7" calcext:value-type="float">
            <text:p>1.7</text:p>
          </table:table-cell>
          <table:table-cell table:formula="of:=[.A42]*[.$B$2]" office:value-type="float" office:value="34" calcext:value-type="float">
            <text:p>34</text:p>
          </table:table-cell>
          <table:table-cell table:style-name="ce4" table:formula="of:=[.$B$4]-([.$B$4]-[.$B$3])*EXP(-[.B42]/[.$B$2])" office:value-type="float" office:value="81.7316475947265" calcext:value-type="float">
            <text:p>81.7316475947265</text:p>
          </table:table-cell>
          <table:table-cell table:style-name="ce7" table:formula="of:=ROUND([.C42]+RAND()*2*[.$B$14]-[.$B$14]; [.$B$12])" office:value-type="float" office:value="81.7" calcext:value-type="float">
            <text:p>81.7</text:p>
          </table:table-cell>
          <table:table-cell table:formula="of:=IF([.$D42]&lt;=[.$C$13];[.B42];&quot;&quot;)">
            <text:p/>
          </table:table-cell>
          <table:table-cell table:formula="of:=IF([.$D42]&lt;=[.$C$13];LN([.$C$5]-[.D42]);&quot;&quot;)">
            <text:p/>
          </table:table-cell>
          <table:table-cell table:formula="of:=IF([.$D42]&lt;=[.$C$13];[.E42]*[.F42];&quot;&quot;)">
            <text:p/>
          </table:table-cell>
          <table:table-cell table:style-name="ce4" table:formula="of:=IF([.$D42]&lt;=[.$C$13];[.E42]*[.E42];&quot;&quot;)">
            <text:p/>
          </table:table-cell>
          <table:table-cell table:formula="of:=[.$B$3]+[.$C$4]-[.$C$4]*EXP(-[.B42]/[.$C$2])" office:value-type="float" office:value="81.9115661915774" calcext:value-type="float">
            <text:p>81.9115661915774</text:p>
          </table:table-cell>
        </table:table-row>
        <table:table-row table:style-name="ro1">
          <table:table-cell table:formula="of:=[.A42]+0.1" office:value-type="float" office:value="1.8" calcext:value-type="float">
            <text:p>1.8</text:p>
          </table:table-cell>
          <table:table-cell table:formula="of:=[.A43]*[.$B$2]" office:value-type="float" office:value="36" calcext:value-type="float">
            <text:p>36</text:p>
          </table:table-cell>
          <table:table-cell table:style-name="ce4" table:formula="of:=[.$B$4]-([.$B$4]-[.$B$3])*EXP(-[.B43]/[.$B$2])" office:value-type="float" office:value="83.4701111778414" calcext:value-type="float">
            <text:p>83.4701111778414</text:p>
          </table:table-cell>
          <table:table-cell table:style-name="ce7" table:formula="of:=ROUND([.C43]+RAND()*2*[.$B$14]-[.$B$14]; [.$B$12])" office:value-type="float" office:value="83.5" calcext:value-type="float">
            <text:p>83.5</text:p>
          </table:table-cell>
          <table:table-cell table:formula="of:=IF([.$D43]&lt;=[.$C$13];[.B43];&quot;&quot;)">
            <text:p/>
          </table:table-cell>
          <table:table-cell table:formula="of:=IF([.$D43]&lt;=[.$C$13];LN([.$C$5]-[.D43]);&quot;&quot;)">
            <text:p/>
          </table:table-cell>
          <table:table-cell table:formula="of:=IF([.$D43]&lt;=[.$C$13];[.E43]*[.F43];&quot;&quot;)">
            <text:p/>
          </table:table-cell>
          <table:table-cell table:style-name="ce4" table:formula="of:=IF([.$D43]&lt;=[.$C$13];[.E43]*[.E43];&quot;&quot;)">
            <text:p/>
          </table:table-cell>
          <table:table-cell table:formula="of:=[.$B$3]+[.$C$4]-[.$C$4]*EXP(-[.B43]/[.$C$2])" office:value-type="float" office:value="83.6224459008824" calcext:value-type="float">
            <text:p>83.6224459008824</text:p>
          </table:table-cell>
        </table:table-row>
        <table:table-row table:style-name="ro1">
          <table:table-cell table:formula="of:=[.A43]+0.1" office:value-type="float" office:value="1.9" calcext:value-type="float">
            <text:p>1.9</text:p>
          </table:table-cell>
          <table:table-cell table:formula="of:=[.A44]*[.$B$2]" office:value-type="float" office:value="38" calcext:value-type="float">
            <text:p>38</text:p>
          </table:table-cell>
          <table:table-cell table:style-name="ce4" table:formula="of:=[.$B$4]-([.$B$4]-[.$B$3])*EXP(-[.B44]/[.$B$2])" office:value-type="float" office:value="85.0431380777365" calcext:value-type="float">
            <text:p>85.0431380777365</text:p>
          </table:table-cell>
          <table:table-cell table:style-name="ce7" table:formula="of:=ROUND([.C44]+RAND()*2*[.$B$14]-[.$B$14]; [.$B$12])" office:value-type="float" office:value="85" calcext:value-type="float">
            <text:p>85</text:p>
          </table:table-cell>
          <table:table-cell table:formula="of:=IF([.$D44]&lt;=[.$C$13];[.B44];&quot;&quot;)">
            <text:p/>
          </table:table-cell>
          <table:table-cell table:formula="of:=IF([.$D44]&lt;=[.$C$13];LN([.$C$5]-[.D44]);&quot;&quot;)">
            <text:p/>
          </table:table-cell>
          <table:table-cell table:formula="of:=IF([.$D44]&lt;=[.$C$13];[.E44]*[.F44];&quot;&quot;)">
            <text:p/>
          </table:table-cell>
          <table:table-cell table:style-name="ce4" table:formula="of:=IF([.$D44]&lt;=[.$C$13];[.E44]*[.E44];&quot;&quot;)">
            <text:p/>
          </table:table-cell>
          <table:table-cell table:formula="of:=[.$B$3]+[.$C$4]-[.$C$4]*EXP(-[.B44]/[.$C$2])" office:value-type="float" office:value="85.1680253106504" calcext:value-type="float">
            <text:p>85.1680253106504</text:p>
          </table:table-cell>
        </table:table-row>
        <table:table-row table:style-name="ro1">
          <table:table-cell table:formula="of:=[.A44]+0.1" office:value-type="float" office:value="2" calcext:value-type="float">
            <text:p>2</text:p>
          </table:table-cell>
          <table:table-cell table:formula="of:=[.A45]*[.$B$2]" office:value-type="float" office:value="40" calcext:value-type="float">
            <text:p>40</text:p>
          </table:table-cell>
          <table:table-cell table:style-name="ce4" table:formula="of:=[.$B$4]-([.$B$4]-[.$B$3])*EXP(-[.B45]/[.$B$2])" office:value-type="float" office:value="86.4664716763387" calcext:value-type="float">
            <text:p>86.4664716763387</text:p>
          </table:table-cell>
          <table:table-cell table:style-name="ce7" table:formula="of:=ROUND([.C45]+RAND()*2*[.$B$14]-[.$B$14]; [.$B$12])" office:value-type="float" office:value="86.5" calcext:value-type="float">
            <text:p>86.5</text:p>
          </table:table-cell>
          <table:table-cell table:formula="of:=IF([.$D45]&lt;=[.$C$13];[.B45];&quot;&quot;)">
            <text:p/>
          </table:table-cell>
          <table:table-cell table:formula="of:=IF([.$D45]&lt;=[.$C$13];LN([.$C$5]-[.D45]);&quot;&quot;)">
            <text:p/>
          </table:table-cell>
          <table:table-cell table:formula="of:=IF([.$D45]&lt;=[.$C$13];[.E45]*[.F45];&quot;&quot;)">
            <text:p/>
          </table:table-cell>
          <table:table-cell table:style-name="ce4" table:formula="of:=IF([.$D45]&lt;=[.$C$13];[.E45]*[.E45];&quot;&quot;)">
            <text:p/>
          </table:table-cell>
          <table:table-cell table:formula="of:=[.$B$3]+[.$C$4]-[.$C$4]*EXP(-[.B45]/[.$C$2])" office:value-type="float" office:value="86.5642752625943" calcext:value-type="float">
            <text:p>86.5642752625943</text:p>
          </table:table-cell>
        </table:table-row>
        <table:table-row table:style-name="ro1">
          <table:table-cell table:formula="of:=[.A45]+0.1" office:value-type="float" office:value="2.1" calcext:value-type="float">
            <text:p>2.1</text:p>
          </table:table-cell>
          <table:table-cell table:formula="of:=[.A46]*[.$B$2]" office:value-type="float" office:value="42" calcext:value-type="float">
            <text:p>42</text:p>
          </table:table-cell>
          <table:table-cell table:style-name="ce4" table:formula="of:=[.$B$4]-([.$B$4]-[.$B$3])*EXP(-[.B46]/[.$B$2])" office:value-type="float" office:value="87.7543571747018" calcext:value-type="float">
            <text:p>87.7543571747018</text:p>
          </table:table-cell>
          <table:table-cell table:style-name="ce7" table:formula="of:=ROUND([.C46]+RAND()*2*[.$B$14]-[.$B$14]; [.$B$12])" office:value-type="float" office:value="87.8" calcext:value-type="float">
            <text:p>87.8</text:p>
          </table:table-cell>
          <table:table-cell table:formula="of:=IF([.$D46]&lt;=[.$C$13];[.B46];&quot;&quot;)">
            <text:p/>
          </table:table-cell>
          <table:table-cell table:formula="of:=IF([.$D46]&lt;=[.$C$13];LN([.$C$5]-[.D46]);&quot;&quot;)">
            <text:p/>
          </table:table-cell>
          <table:table-cell table:formula="of:=IF([.$D46]&lt;=[.$C$13];[.E46]*[.F46];&quot;&quot;)">
            <text:p/>
          </table:table-cell>
          <table:table-cell table:style-name="ce4" table:formula="of:=IF([.$D46]&lt;=[.$C$13];[.E46]*[.E46];&quot;&quot;)">
            <text:p/>
          </table:table-cell>
          <table:table-cell table:formula="of:=[.$B$3]+[.$C$4]-[.$C$4]*EXP(-[.B46]/[.$C$2])" office:value-type="float" office:value="87.8256235414226" calcext:value-type="float">
            <text:p>87.8256235414226</text:p>
          </table:table-cell>
        </table:table-row>
        <table:table-row table:style-name="ro1">
          <table:table-cell table:formula="of:=[.A46]+0.1" office:value-type="float" office:value="2.2" calcext:value-type="float">
            <text:p>2.2</text:p>
          </table:table-cell>
          <table:table-cell table:formula="of:=[.A47]*[.$B$2]" office:value-type="float" office:value="44" calcext:value-type="float">
            <text:p>44</text:p>
          </table:table-cell>
          <table:table-cell table:style-name="ce4" table:formula="of:=[.$B$4]-([.$B$4]-[.$B$3])*EXP(-[.B47]/[.$B$2])" office:value-type="float" office:value="88.9196841637666" calcext:value-type="float">
            <text:p>88.9196841637666</text:p>
          </table:table-cell>
          <table:table-cell table:style-name="ce7" table:formula="of:=ROUND([.C47]+RAND()*2*[.$B$14]-[.$B$14]; [.$B$12])" office:value-type="float" office:value="88.9" calcext:value-type="float">
            <text:p>88.9</text:p>
          </table:table-cell>
          <table:table-cell table:formula="of:=IF([.$D47]&lt;=[.$C$13];[.B47];&quot;&quot;)">
            <text:p/>
          </table:table-cell>
          <table:table-cell table:formula="of:=IF([.$D47]&lt;=[.$C$13];LN([.$C$5]-[.D47]);&quot;&quot;)">
            <text:p/>
          </table:table-cell>
          <table:table-cell table:formula="of:=IF([.$D47]&lt;=[.$C$13];[.E47]*[.F47];&quot;&quot;)">
            <text:p/>
          </table:table-cell>
          <table:table-cell table:style-name="ce4" table:formula="of:=IF([.$D47]&lt;=[.$C$13];[.E47]*[.E47];&quot;&quot;)">
            <text:p/>
          </table:table-cell>
          <table:table-cell table:formula="of:=[.$B$3]+[.$C$4]-[.$C$4]*EXP(-[.B47]/[.$C$2])" office:value-type="float" office:value="88.9651039605898" calcext:value-type="float">
            <text:p>88.9651039605898</text:p>
          </table:table-cell>
        </table:table-row>
        <table:table-row table:style-name="ro1">
          <table:table-cell table:formula="of:=[.A47]+0.1" office:value-type="float" office:value="2.3" calcext:value-type="float">
            <text:p>2.3</text:p>
          </table:table-cell>
          <table:table-cell table:formula="of:=[.A48]*[.$B$2]" office:value-type="float" office:value="46" calcext:value-type="float">
            <text:p>46</text:p>
          </table:table-cell>
          <table:table-cell table:style-name="ce4" table:formula="of:=[.$B$4]-([.$B$4]-[.$B$3])*EXP(-[.B48]/[.$B$2])" office:value-type="float" office:value="89.9741156277196" calcext:value-type="float">
            <text:p>89.9741156277196</text:p>
          </table:table-cell>
          <table:table-cell table:style-name="ce7" table:formula="of:=ROUND([.C48]+RAND()*2*[.$B$14]-[.$B$14]; [.$B$12])" office:value-type="float" office:value="90" calcext:value-type="float">
            <text:p>90</text:p>
          </table:table-cell>
          <table:table-cell table:formula="of:=IF([.$D48]&lt;=[.$C$13];[.B48];&quot;&quot;)">
            <text:p/>
          </table:table-cell>
          <table:table-cell table:formula="of:=IF([.$D48]&lt;=[.$C$13];LN([.$C$5]-[.D48]);&quot;&quot;)">
            <text:p/>
          </table:table-cell>
          <table:table-cell table:formula="of:=IF([.$D48]&lt;=[.$C$13];[.E48]*[.F48];&quot;&quot;)">
            <text:p/>
          </table:table-cell>
          <table:table-cell table:style-name="ce4" table:formula="of:=IF([.$D48]&lt;=[.$C$13];[.E48]*[.E48];&quot;&quot;)">
            <text:p/>
          </table:table-cell>
          <table:table-cell table:formula="of:=[.$B$3]+[.$C$4]-[.$C$4]*EXP(-[.B48]/[.$C$2])" office:value-type="float" office:value="89.9944910438079" calcext:value-type="float">
            <text:p>89.9944910438079</text:p>
          </table:table-cell>
        </table:table-row>
        <table:table-row table:style-name="ro1">
          <table:table-cell table:formula="of:=[.A48]+0.1" office:value-type="float" office:value="2.4" calcext:value-type="float">
            <text:p>2.4</text:p>
          </table:table-cell>
          <table:table-cell table:formula="of:=[.A49]*[.$B$2]" office:value-type="float" office:value="48" calcext:value-type="float">
            <text:p>48</text:p>
          </table:table-cell>
          <table:table-cell table:style-name="ce4" table:formula="of:=[.$B$4]-([.$B$4]-[.$B$3])*EXP(-[.B49]/[.$B$2])" office:value-type="float" office:value="90.9282046710588" calcext:value-type="float">
            <text:p>90.9282046710588</text:p>
          </table:table-cell>
          <table:table-cell table:style-name="ce7" table:formula="of:=ROUND([.C49]+RAND()*2*[.$B$14]-[.$B$14]; [.$B$12])" office:value-type="float" office:value="90.9" calcext:value-type="float">
            <text:p>90.9</text:p>
          </table:table-cell>
          <table:table-cell table:formula="of:=IF([.$D49]&lt;=[.$C$13];[.B49];&quot;&quot;)">
            <text:p/>
          </table:table-cell>
          <table:table-cell table:formula="of:=IF([.$D49]&lt;=[.$C$13];LN([.$C$5]-[.D49]);&quot;&quot;)">
            <text:p/>
          </table:table-cell>
          <table:table-cell table:formula="of:=IF([.$D49]&lt;=[.$C$13];[.E49]*[.F49];&quot;&quot;)">
            <text:p/>
          </table:table-cell>
          <table:table-cell table:style-name="ce4" table:formula="of:=IF([.$D49]&lt;=[.$C$13];[.E49]*[.E49];&quot;&quot;)">
            <text:p/>
          </table:table-cell>
          <table:table-cell table:formula="of:=[.$B$3]+[.$C$4]-[.$C$4]*EXP(-[.B49]/[.$C$2])" office:value-type="float" office:value="90.9244216940168" calcext:value-type="float">
            <text:p>90.9244216940168</text:p>
          </table:table-cell>
        </table:table-row>
        <table:table-row table:style-name="ro1">
          <table:table-cell table:formula="of:=[.A49]+0.1" office:value-type="float" office:value="2.5" calcext:value-type="float">
            <text:p>2.5</text:p>
          </table:table-cell>
          <table:table-cell table:formula="of:=[.A50]*[.$B$2]" office:value-type="float" office:value="50" calcext:value-type="float">
            <text:p>50</text:p>
          </table:table-cell>
          <table:table-cell table:style-name="ce4" table:formula="of:=[.$B$4]-([.$B$4]-[.$B$3])*EXP(-[.B50]/[.$B$2])" office:value-type="float" office:value="91.7915001376101" calcext:value-type="float">
            <text:p>91.7915001376101</text:p>
          </table:table-cell>
          <table:table-cell table:style-name="ce7" table:formula="of:=ROUND([.C50]+RAND()*2*[.$B$14]-[.$B$14]; [.$B$12])" office:value-type="float" office:value="91.8" calcext:value-type="float">
            <text:p>91.8</text:p>
          </table:table-cell>
          <table:table-cell table:formula="of:=IF([.$D50]&lt;=[.$C$13];[.B50];&quot;&quot;)">
            <text:p/>
          </table:table-cell>
          <table:table-cell table:formula="of:=IF([.$D50]&lt;=[.$C$13];LN([.$C$5]-[.D50]);&quot;&quot;)">
            <text:p/>
          </table:table-cell>
          <table:table-cell table:formula="of:=IF([.$D50]&lt;=[.$C$13];[.E50]*[.F50];&quot;&quot;)">
            <text:p/>
          </table:table-cell>
          <table:table-cell table:style-name="ce4" table:formula="of:=IF([.$D50]&lt;=[.$C$13];[.E50]*[.E50];&quot;&quot;)">
            <text:p/>
          </table:table-cell>
          <table:table-cell table:formula="of:=[.$B$3]+[.$C$4]-[.$C$4]*EXP(-[.B50]/[.$C$2])" office:value-type="float" office:value="91.7645051070459" calcext:value-type="float">
            <text:p>91.7645051070459</text:p>
          </table:table-cell>
        </table:table-row>
        <table:table-row table:style-name="ro1">
          <table:table-cell table:formula="of:=[.A50]+0.1" office:value-type="float" office:value="2.6" calcext:value-type="float">
            <text:p>2.6</text:p>
          </table:table-cell>
          <table:table-cell table:formula="of:=[.A51]*[.$B$2]" office:value-type="float" office:value="52" calcext:value-type="float">
            <text:p>52</text:p>
          </table:table-cell>
          <table:table-cell table:style-name="ce4" table:formula="of:=[.$B$4]-([.$B$4]-[.$B$3])*EXP(-[.B51]/[.$B$2])" office:value-type="float" office:value="92.5726421785666" calcext:value-type="float">
            <text:p>92.5726421785666</text:p>
          </table:table-cell>
          <table:table-cell table:style-name="ce7" table:formula="of:=ROUND([.C51]+RAND()*2*[.$B$14]-[.$B$14]; [.$B$12])" office:value-type="float" office:value="92.6" calcext:value-type="float">
            <text:p>92.6</text:p>
          </table:table-cell>
          <table:table-cell table:formula="of:=IF([.$D51]&lt;=[.$C$13];[.B51];&quot;&quot;)">
            <text:p/>
          </table:table-cell>
          <table:table-cell table:formula="of:=IF([.$D51]&lt;=[.$C$13];LN([.$C$5]-[.D51]);&quot;&quot;)">
            <text:p/>
          </table:table-cell>
          <table:table-cell table:formula="of:=IF([.$D51]&lt;=[.$C$13];[.E51]*[.F51];&quot;&quot;)">
            <text:p/>
          </table:table-cell>
          <table:table-cell table:style-name="ce4" table:formula="of:=IF([.$D51]&lt;=[.$C$13];[.E51]*[.E51];&quot;&quot;)">
            <text:p/>
          </table:table-cell>
          <table:table-cell table:formula="of:=[.$B$3]+[.$C$4]-[.$C$4]*EXP(-[.B51]/[.$C$2])" office:value-type="float" office:value="92.5234220657331" calcext:value-type="float">
            <text:p>92.5234220657331</text:p>
          </table:table-cell>
        </table:table-row>
        <table:table-row table:style-name="ro1">
          <table:table-cell table:formula="of:=[.A51]+0.1" office:value-type="float" office:value="2.7" calcext:value-type="float">
            <text:p>2.7</text:p>
          </table:table-cell>
          <table:table-cell table:formula="of:=[.A52]*[.$B$2]" office:value-type="float" office:value="54" calcext:value-type="float">
            <text:p>54</text:p>
          </table:table-cell>
          <table:table-cell table:style-name="ce4" table:formula="of:=[.$B$4]-([.$B$4]-[.$B$3])*EXP(-[.B52]/[.$B$2])" office:value-type="float" office:value="93.279448726025" calcext:value-type="float">
            <text:p>93.279448726025</text:p>
          </table:table-cell>
          <table:table-cell table:style-name="ce7" table:formula="of:=ROUND([.C52]+RAND()*2*[.$B$14]-[.$B$14]; [.$B$12])" office:value-type="float" office:value="93.3" calcext:value-type="float">
            <text:p>93.3</text:p>
          </table:table-cell>
          <table:table-cell table:formula="of:=IF([.$D52]&lt;=[.$C$13];[.B52];&quot;&quot;)">
            <text:p/>
          </table:table-cell>
          <table:table-cell table:formula="of:=IF([.$D52]&lt;=[.$C$13];LN([.$C$5]-[.D52]);&quot;&quot;)">
            <text:p/>
          </table:table-cell>
          <table:table-cell table:formula="of:=IF([.$D52]&lt;=[.$C$13];[.E52]*[.F52];&quot;&quot;)">
            <text:p/>
          </table:table-cell>
          <table:table-cell table:style-name="ce4" table:formula="of:=IF([.$D52]&lt;=[.$C$13];[.E52]*[.E52];&quot;&quot;)">
            <text:p/>
          </table:table-cell>
          <table:table-cell table:formula="of:=[.$B$3]+[.$C$4]-[.$C$4]*EXP(-[.B52]/[.$C$2])" office:value-type="float" office:value="93.2090146405303" calcext:value-type="float">
            <text:p>93.2090146405303</text:p>
          </table:table-cell>
        </table:table-row>
        <table:table-row table:style-name="ro1">
          <table:table-cell table:formula="of:=[.A52]+0.1" office:value-type="float" office:value="2.8" calcext:value-type="float">
            <text:p>2.8</text:p>
          </table:table-cell>
          <table:table-cell table:formula="of:=[.A53]*[.$B$2]" office:value-type="float" office:value="56" calcext:value-type="float">
            <text:p>56</text:p>
          </table:table-cell>
          <table:table-cell table:style-name="ce4" table:formula="of:=[.$B$4]-([.$B$4]-[.$B$3])*EXP(-[.B53]/[.$B$2])" office:value-type="float" office:value="93.9189937374782" calcext:value-type="float">
            <text:p>93.9189937374782</text:p>
          </table:table-cell>
          <table:table-cell table:style-name="ce7" table:formula="of:=ROUND([.C53]+RAND()*2*[.$B$14]-[.$B$14]; [.$B$12])" office:value-type="float" office:value="93.9" calcext:value-type="float">
            <text:p>93.9</text:p>
          </table:table-cell>
          <table:table-cell table:formula="of:=IF([.$D53]&lt;=[.$C$13];[.B53];&quot;&quot;)">
            <text:p/>
          </table:table-cell>
          <table:table-cell table:formula="of:=IF([.$D53]&lt;=[.$C$13];LN([.$C$5]-[.D53]);&quot;&quot;)">
            <text:p/>
          </table:table-cell>
          <table:table-cell table:formula="of:=IF([.$D53]&lt;=[.$C$13];[.E53]*[.F53];&quot;&quot;)">
            <text:p/>
          </table:table-cell>
          <table:table-cell table:style-name="ce4" table:formula="of:=IF([.$D53]&lt;=[.$C$13];[.E53]*[.E53];&quot;&quot;)">
            <text:p/>
          </table:table-cell>
          <table:table-cell table:formula="of:=[.$B$3]+[.$C$4]-[.$C$4]*EXP(-[.B53]/[.$C$2])" office:value-type="float" office:value="93.828367223493" calcext:value-type="float">
            <text:p>93.828367223493</text:p>
          </table:table-cell>
        </table:table-row>
        <table:table-row table:style-name="ro1">
          <table:table-cell table:formula="of:=[.A53]+0.1" office:value-type="float" office:value="2.9" calcext:value-type="float">
            <text:p>2.9</text:p>
          </table:table-cell>
          <table:table-cell table:formula="of:=[.A54]*[.$B$2]" office:value-type="float" office:value="58" calcext:value-type="float">
            <text:p>58</text:p>
          </table:table-cell>
          <table:table-cell table:style-name="ce4" table:formula="of:=[.$B$4]-([.$B$4]-[.$B$3])*EXP(-[.B54]/[.$B$2])" office:value-type="float" office:value="94.4976779943593" calcext:value-type="float">
            <text:p>94.4976779943593</text:p>
          </table:table-cell>
          <table:table-cell table:style-name="ce7" table:formula="of:=ROUND([.C54]+RAND()*2*[.$B$14]-[.$B$14]; [.$B$12])" office:value-type="float" office:value="94.5" calcext:value-type="float">
            <text:p>94.5</text:p>
          </table:table-cell>
          <table:table-cell table:formula="of:=IF([.$D54]&lt;=[.$C$13];[.B54];&quot;&quot;)">
            <text:p/>
          </table:table-cell>
          <table:table-cell table:formula="of:=IF([.$D54]&lt;=[.$C$13];LN([.$C$5]-[.D54]);&quot;&quot;)">
            <text:p/>
          </table:table-cell>
          <table:table-cell table:formula="of:=IF([.$D54]&lt;=[.$C$13];[.E54]*[.F54];&quot;&quot;)">
            <text:p/>
          </table:table-cell>
          <table:table-cell table:style-name="ce4" table:formula="of:=IF([.$D54]&lt;=[.$C$13];[.E54]*[.E54];&quot;&quot;)">
            <text:p/>
          </table:table-cell>
          <table:table-cell table:formula="of:=[.$B$3]+[.$C$4]-[.$C$4]*EXP(-[.B54]/[.$C$2])" office:value-type="float" office:value="94.3878797329976" calcext:value-type="float">
            <text:p>94.3878797329976</text:p>
          </table:table-cell>
        </table:table-row>
        <table:table-row table:style-name="ro1">
          <table:table-cell table:formula="of:=[.A54]+0.1" office:value-type="float" office:value="3" calcext:value-type="float">
            <text:p>3</text:p>
          </table:table-cell>
          <table:table-cell table:formula="of:=[.A55]*[.$B$2]" office:value-type="float" office:value="60" calcext:value-type="float">
            <text:p>60</text:p>
          </table:table-cell>
          <table:table-cell table:style-name="ce4" table:formula="of:=[.$B$4]-([.$B$4]-[.$B$3])*EXP(-[.B55]/[.$B$2])" office:value-type="float" office:value="95.0212931632136" calcext:value-type="float">
            <text:p>95.0212931632136</text:p>
          </table:table-cell>
          <table:table-cell table:style-name="ce7" table:formula="of:=ROUND([.C55]+RAND()*2*[.$B$14]-[.$B$14]; [.$B$12])" office:value-type="float" office:value="95" calcext:value-type="float">
            <text:p>95</text:p>
          </table:table-cell>
          <table:table-cell table:formula="of:=IF([.$D55]&lt;=[.$C$13];[.B55];&quot;&quot;)">
            <text:p/>
          </table:table-cell>
          <table:table-cell table:formula="of:=IF([.$D55]&lt;=[.$C$13];LN([.$C$5]-[.D55]);&quot;&quot;)">
            <text:p/>
          </table:table-cell>
          <table:table-cell table:formula="of:=IF([.$D55]&lt;=[.$C$13];[.E55]*[.F55];&quot;&quot;)">
            <text:p/>
          </table:table-cell>
          <table:table-cell table:style-name="ce4" table:formula="of:=IF([.$D55]&lt;=[.$C$13];[.E55]*[.E55];&quot;&quot;)">
            <text:p/>
          </table:table-cell>
          <table:table-cell table:formula="of:=[.$B$3]+[.$C$4]-[.$C$4]*EXP(-[.B55]/[.$C$2])" office:value-type="float" office:value="94.8933337456291" calcext:value-type="float">
            <text:p>94.8933337456291</text:p>
          </table:table-cell>
        </table:table-row>
        <table:table-row table:style-name="ro1">
          <table:table-cell table:formula="of:=[.A55]+0.1" office:value-type="float" office:value="3.1" calcext:value-type="float">
            <text:p>3.1</text:p>
          </table:table-cell>
          <table:table-cell table:formula="of:=[.A56]*[.$B$2]" office:value-type="float" office:value="62" calcext:value-type="float">
            <text:p>62</text:p>
          </table:table-cell>
          <table:table-cell table:style-name="ce4" table:formula="of:=[.$B$4]-([.$B$4]-[.$B$3])*EXP(-[.B56]/[.$B$2])" office:value-type="float" office:value="95.4950797606442" calcext:value-type="float">
            <text:p>95.4950797606442</text:p>
          </table:table-cell>
          <table:table-cell table:style-name="ce7" table:formula="of:=ROUND([.C56]+RAND()*2*[.$B$14]-[.$B$14]; [.$B$12])" office:value-type="float" office:value="95.5" calcext:value-type="float">
            <text:p>95.5</text:p>
          </table:table-cell>
          <table:table-cell table:formula="of:=IF([.$D56]&lt;=[.$C$13];[.B56];&quot;&quot;)">
            <text:p/>
          </table:table-cell>
          <table:table-cell table:formula="of:=IF([.$D56]&lt;=[.$C$13];LN([.$C$5]-[.D56]);&quot;&quot;)">
            <text:p/>
          </table:table-cell>
          <table:table-cell table:formula="of:=IF([.$D56]&lt;=[.$C$13];[.E56]*[.F56];&quot;&quot;)">
            <text:p/>
          </table:table-cell>
          <table:table-cell table:style-name="ce4" table:formula="of:=IF([.$D56]&lt;=[.$C$13];[.E56]*[.E56];&quot;&quot;)">
            <text:p/>
          </table:table-cell>
          <table:table-cell table:formula="of:=[.$B$3]+[.$C$4]-[.$C$4]*EXP(-[.B56]/[.$C$2])" office:value-type="float" office:value="95.3499522385944" calcext:value-type="float">
            <text:p>95.3499522385944</text:p>
          </table:table-cell>
        </table:table-row>
        <table:table-row table:style-name="ro1">
          <table:table-cell table:formula="of:=[.A56]+0.1" office:value-type="float" office:value="3.2" calcext:value-type="float">
            <text:p>3.2</text:p>
          </table:table-cell>
          <table:table-cell table:formula="of:=[.A57]*[.$B$2]" office:value-type="float" office:value="64" calcext:value-type="float">
            <text:p>64</text:p>
          </table:table-cell>
          <table:table-cell table:style-name="ce4" table:formula="of:=[.$B$4]-([.$B$4]-[.$B$3])*EXP(-[.B57]/[.$B$2])" office:value-type="float" office:value="95.9237796021634" calcext:value-type="float">
            <text:p>95.9237796021634</text:p>
          </table:table-cell>
          <table:table-cell table:style-name="ce7" table:formula="of:=ROUND([.C57]+RAND()*2*[.$B$14]-[.$B$14]; [.$B$12])" office:value-type="float" office:value="95.9" calcext:value-type="float">
            <text:p>95.9</text:p>
          </table:table-cell>
          <table:table-cell table:formula="of:=IF([.$D57]&lt;=[.$C$13];[.B57];&quot;&quot;)">
            <text:p/>
          </table:table-cell>
          <table:table-cell table:formula="of:=IF([.$D57]&lt;=[.$C$13];LN([.$C$5]-[.D57]);&quot;&quot;)">
            <text:p/>
          </table:table-cell>
          <table:table-cell table:formula="of:=IF([.$D57]&lt;=[.$C$13];[.E57]*[.F57];&quot;&quot;)">
            <text:p/>
          </table:table-cell>
          <table:table-cell table:style-name="ce4" table:formula="of:=IF([.$D57]&lt;=[.$C$13];[.E57]*[.E57];&quot;&quot;)">
            <text:p/>
          </table:table-cell>
          <table:table-cell table:formula="of:=[.$B$3]+[.$C$4]-[.$C$4]*EXP(-[.B57]/[.$C$2])" office:value-type="float" office:value="95.7624535599955" calcext:value-type="float">
            <text:p>95.7624535599955</text:p>
          </table:table-cell>
        </table:table-row>
        <table:table-row table:style-name="ro1">
          <table:table-cell table:formula="of:=[.A57]+0.1" office:value-type="float" office:value="3.3" calcext:value-type="float">
            <text:p>3.3</text:p>
          </table:table-cell>
          <table:table-cell table:formula="of:=[.A58]*[.$B$2]" office:value-type="float" office:value="66" calcext:value-type="float">
            <text:p>66</text:p>
          </table:table-cell>
          <table:table-cell table:style-name="ce4" table:formula="of:=[.$B$4]-([.$B$4]-[.$B$3])*EXP(-[.B58]/[.$B$2])" office:value-type="float" office:value="96.311683259876" calcext:value-type="float">
            <text:p>96.311683259876</text:p>
          </table:table-cell>
          <table:table-cell table:style-name="ce7" table:formula="of:=ROUND([.C58]+RAND()*2*[.$B$14]-[.$B$14]; [.$B$12])" office:value-type="float" office:value="96.3" calcext:value-type="float">
            <text:p>96.3</text:p>
          </table:table-cell>
          <table:table-cell table:formula="of:=IF([.$D58]&lt;=[.$C$13];[.B58];&quot;&quot;)">
            <text:p/>
          </table:table-cell>
          <table:table-cell table:formula="of:=IF([.$D58]&lt;=[.$C$13];LN([.$C$5]-[.D58]);&quot;&quot;)">
            <text:p/>
          </table:table-cell>
          <table:table-cell table:formula="of:=IF([.$D58]&lt;=[.$C$13];[.E58]*[.F58];&quot;&quot;)">
            <text:p/>
          </table:table-cell>
          <table:table-cell table:style-name="ce4" table:formula="of:=IF([.$D58]&lt;=[.$C$13];[.E58]*[.E58];&quot;&quot;)">
            <text:p/>
          </table:table-cell>
          <table:table-cell table:formula="of:=[.$B$3]+[.$C$4]-[.$C$4]*EXP(-[.B58]/[.$C$2])" office:value-type="float" office:value="96.1351001846484" calcext:value-type="float">
            <text:p>96.1351001846484</text:p>
          </table:table-cell>
        </table:table-row>
        <table:table-row table:style-name="ro1">
          <table:table-cell table:formula="of:=[.A58]+0.1" office:value-type="float" office:value="3.4" calcext:value-type="float">
            <text:p>3.4</text:p>
          </table:table-cell>
          <table:table-cell table:formula="of:=[.A59]*[.$B$2]" office:value-type="float" office:value="68" calcext:value-type="float">
            <text:p>68</text:p>
          </table:table-cell>
          <table:table-cell table:style-name="ce4" table:formula="of:=[.$B$4]-([.$B$4]-[.$B$3])*EXP(-[.B59]/[.$B$2])" office:value-type="float" office:value="96.6626730039674" calcext:value-type="float">
            <text:p>96.6626730039674</text:p>
          </table:table-cell>
          <table:table-cell table:style-name="ce7" table:formula="of:=ROUND([.C59]+RAND()*2*[.$B$14]-[.$B$14]; [.$B$12])" office:value-type="float" office:value="96.7" calcext:value-type="float">
            <text:p>96.7</text:p>
          </table:table-cell>
          <table:table-cell table:formula="of:=IF([.$D59]&lt;=[.$C$13];[.B59];&quot;&quot;)">
            <text:p/>
          </table:table-cell>
          <table:table-cell table:formula="of:=IF([.$D59]&lt;=[.$C$13];LN([.$C$5]-[.D59]);&quot;&quot;)">
            <text:p/>
          </table:table-cell>
          <table:table-cell table:formula="of:=IF([.$D59]&lt;=[.$C$13];[.E59]*[.F59];&quot;&quot;)">
            <text:p/>
          </table:table-cell>
          <table:table-cell table:style-name="ce4" table:formula="of:=IF([.$D59]&lt;=[.$C$13];[.E59]*[.E59];&quot;&quot;)">
            <text:p/>
          </table:table-cell>
          <table:table-cell table:formula="of:=[.$B$3]+[.$C$4]-[.$C$4]*EXP(-[.B59]/[.$C$2])" office:value-type="float" office:value="96.4717427592552" calcext:value-type="float">
            <text:p>96.4717427592552</text:p>
          </table:table-cell>
        </table:table-row>
        <table:table-row table:style-name="ro1">
          <table:table-cell table:formula="of:=[.A59]+0.1" office:value-type="float" office:value="3.5" calcext:value-type="float">
            <text:p>3.5</text:p>
          </table:table-cell>
          <table:table-cell table:formula="of:=[.A60]*[.$B$2]" office:value-type="float" office:value="70" calcext:value-type="float">
            <text:p>70</text:p>
          </table:table-cell>
          <table:table-cell table:style-name="ce4" table:formula="of:=[.$B$4]-([.$B$4]-[.$B$3])*EXP(-[.B60]/[.$B$2])" office:value-type="float" office:value="96.9802616577682" calcext:value-type="float">
            <text:p>96.9802616577682</text:p>
          </table:table-cell>
          <table:table-cell table:style-name="ce7" table:formula="of:=ROUND([.C60]+RAND()*2*[.$B$14]-[.$B$14]; [.$B$12])" office:value-type="float" office:value="97" calcext:value-type="float">
            <text:p>97</text:p>
          </table:table-cell>
          <table:table-cell table:formula="of:=IF([.$D60]&lt;=[.$C$13];[.B60];&quot;&quot;)">
            <text:p/>
          </table:table-cell>
          <table:table-cell table:formula="of:=IF([.$D60]&lt;=[.$C$13];LN([.$C$5]-[.D60]);&quot;&quot;)">
            <text:p/>
          </table:table-cell>
          <table:table-cell table:formula="of:=IF([.$D60]&lt;=[.$C$13];[.E60]*[.F60];&quot;&quot;)">
            <text:p/>
          </table:table-cell>
          <table:table-cell table:style-name="ce4" table:formula="of:=IF([.$D60]&lt;=[.$C$13];[.E60]*[.E60];&quot;&quot;)">
            <text:p/>
          </table:table-cell>
          <table:table-cell table:formula="of:=[.$B$3]+[.$C$4]-[.$C$4]*EXP(-[.B60]/[.$C$2])" office:value-type="float" office:value="96.7758598920576" calcext:value-type="float">
            <text:p>96.7758598920576</text:p>
          </table:table-cell>
        </table:table-row>
        <table:table-row table:style-name="ro1">
          <table:table-cell table:formula="of:=[.A60]+0.1" office:value-type="float" office:value="3.6" calcext:value-type="float">
            <text:p>3.6</text:p>
          </table:table-cell>
          <table:table-cell table:formula="of:=[.A61]*[.$B$2]" office:value-type="float" office:value="72" calcext:value-type="float">
            <text:p>72</text:p>
          </table:table-cell>
          <table:table-cell table:style-name="ce4" table:formula="of:=[.$B$4]-([.$B$4]-[.$B$3])*EXP(-[.B61]/[.$B$2])" office:value-type="float" office:value="97.2676277552708" calcext:value-type="float">
            <text:p>97.2676277552708</text:p>
          </table:table-cell>
          <table:table-cell table:style-name="ce7" table:formula="of:=ROUND([.C61]+RAND()*2*[.$B$14]-[.$B$14]; [.$B$12])" office:value-type="float" office:value="97.3" calcext:value-type="float">
            <text:p>97.3</text:p>
          </table:table-cell>
          <table:table-cell table:formula="of:=IF([.$D61]&lt;=[.$C$13];[.B61];&quot;&quot;)">
            <text:p/>
          </table:table-cell>
          <table:table-cell table:formula="of:=IF([.$D61]&lt;=[.$C$13];LN([.$C$5]-[.D61]);&quot;&quot;)">
            <text:p/>
          </table:table-cell>
          <table:table-cell table:formula="of:=IF([.$D61]&lt;=[.$C$13];[.E61]*[.F61];&quot;&quot;)">
            <text:p/>
          </table:table-cell>
          <table:table-cell table:style-name="ce4" table:formula="of:=IF([.$D61]&lt;=[.$C$13];[.E61]*[.E61];&quot;&quot;)">
            <text:p/>
          </table:table-cell>
          <table:table-cell table:formula="of:=[.$B$3]+[.$C$4]-[.$C$4]*EXP(-[.B61]/[.$C$2])" office:value-type="float" office:value="97.0505940981276" calcext:value-type="float">
            <text:p>97.0505940981276</text:p>
          </table:table-cell>
        </table:table-row>
        <table:table-row table:style-name="ro1">
          <table:table-cell table:formula="of:=[.A61]+0.1" office:value-type="float" office:value="3.7" calcext:value-type="float">
            <text:p>3.7</text:p>
          </table:table-cell>
          <table:table-cell table:formula="of:=[.A62]*[.$B$2]" office:value-type="float" office:value="74" calcext:value-type="float">
            <text:p>74</text:p>
          </table:table-cell>
          <table:table-cell table:style-name="ce4" table:formula="of:=[.$B$4]-([.$B$4]-[.$B$3])*EXP(-[.B62]/[.$B$2])" office:value-type="float" office:value="97.5276473529661" calcext:value-type="float">
            <text:p>97.5276473529661</text:p>
          </table:table-cell>
          <table:table-cell table:style-name="ce7" table:formula="of:=ROUND([.C62]+RAND()*2*[.$B$14]-[.$B$14]; [.$B$12])" office:value-type="float" office:value="97.5" calcext:value-type="float">
            <text:p>97.5</text:p>
          </table:table-cell>
          <table:table-cell table:formula="of:=IF([.$D62]&lt;=[.$C$13];[.B62];&quot;&quot;)">
            <text:p/>
          </table:table-cell>
          <table:table-cell table:formula="of:=IF([.$D62]&lt;=[.$C$13];LN([.$C$5]-[.D62]);&quot;&quot;)">
            <text:p/>
          </table:table-cell>
          <table:table-cell table:formula="of:=IF([.$D62]&lt;=[.$C$13];[.E62]*[.F62];&quot;&quot;)">
            <text:p/>
          </table:table-cell>
          <table:table-cell table:style-name="ce4" table:formula="of:=IF([.$D62]&lt;=[.$C$13];[.E62]*[.E62];&quot;&quot;)">
            <text:p/>
          </table:table-cell>
          <table:table-cell table:formula="of:=[.$B$3]+[.$C$4]-[.$C$4]*EXP(-[.B62]/[.$C$2])" office:value-type="float" office:value="97.2987842717273" calcext:value-type="float">
            <text:p>97.2987842717273</text:p>
          </table:table-cell>
        </table:table-row>
        <table:table-row table:style-name="ro1">
          <table:table-cell table:formula="of:=[.A62]+0.1" office:value-type="float" office:value="3.8" calcext:value-type="float">
            <text:p>3.8</text:p>
          </table:table-cell>
          <table:table-cell table:formula="of:=[.A63]*[.$B$2]" office:value-type="float" office:value="76" calcext:value-type="float">
            <text:p>76</text:p>
          </table:table-cell>
          <table:table-cell table:style-name="ce4" table:formula="of:=[.$B$4]-([.$B$4]-[.$B$3])*EXP(-[.B63]/[.$B$2])" office:value-type="float" office:value="97.7629228143834" calcext:value-type="float">
            <text:p>97.7629228143834</text:p>
          </table:table-cell>
          <table:table-cell table:style-name="ce7" table:formula="of:=ROUND([.C63]+RAND()*2*[.$B$14]-[.$B$14]; [.$B$12])" office:value-type="float" office:value="97.8" calcext:value-type="float">
            <text:p>97.8</text:p>
          </table:table-cell>
          <table:table-cell table:formula="of:=IF([.$D63]&lt;=[.$C$13];[.B63];&quot;&quot;)">
            <text:p/>
          </table:table-cell>
          <table:table-cell table:formula="of:=IF([.$D63]&lt;=[.$C$13];LN([.$C$5]-[.D63]);&quot;&quot;)">
            <text:p/>
          </table:table-cell>
          <table:table-cell table:formula="of:=IF([.$D63]&lt;=[.$C$13];[.E63]*[.F63];&quot;&quot;)">
            <text:p/>
          </table:table-cell>
          <table:table-cell table:style-name="ce4" table:formula="of:=IF([.$D63]&lt;=[.$C$13];[.E63]*[.E63];&quot;&quot;)">
            <text:p/>
          </table:table-cell>
          <table:table-cell table:formula="of:=[.$B$3]+[.$C$4]-[.$C$4]*EXP(-[.B63]/[.$C$2])" office:value-type="float" office:value="97.5229950212828" calcext:value-type="float">
            <text:p>97.5229950212828</text:p>
          </table:table-cell>
        </table:table-row>
        <table:table-row table:style-name="ro1">
          <table:table-cell table:formula="of:=[.A63]+0.1" office:value-type="float" office:value="3.9" calcext:value-type="float">
            <text:p>3.9</text:p>
          </table:table-cell>
          <table:table-cell table:formula="of:=[.A64]*[.$B$2]" office:value-type="float" office:value="78" calcext:value-type="float">
            <text:p>78</text:p>
          </table:table-cell>
          <table:table-cell table:style-name="ce4" table:formula="of:=[.$B$4]-([.$B$4]-[.$B$3])*EXP(-[.B64]/[.$B$2])" office:value-type="float" office:value="97.9758088554196" calcext:value-type="float">
            <text:p>97.9758088554196</text:p>
          </table:table-cell>
          <table:table-cell table:style-name="ce7" table:formula="of:=ROUND([.C64]+RAND()*2*[.$B$14]-[.$B$14]; [.$B$12])" office:value-type="float" office:value="98" calcext:value-type="float">
            <text:p>98</text:p>
          </table:table-cell>
          <table:table-cell table:formula="of:=IF([.$D64]&lt;=[.$C$13];[.B64];&quot;&quot;)">
            <text:p/>
          </table:table-cell>
          <table:table-cell table:formula="of:=IF([.$D64]&lt;=[.$C$13];LN([.$C$5]-[.D64]);&quot;&quot;)">
            <text:p/>
          </table:table-cell>
          <table:table-cell table:formula="of:=IF([.$D64]&lt;=[.$C$13];[.E64]*[.F64];&quot;&quot;)">
            <text:p/>
          </table:table-cell>
          <table:table-cell table:style-name="ce4" table:formula="of:=IF([.$D64]&lt;=[.$C$13];[.E64]*[.E64];&quot;&quot;)">
            <text:p/>
          </table:table-cell>
          <table:table-cell table:formula="of:=[.$B$3]+[.$C$4]-[.$C$4]*EXP(-[.B64]/[.$C$2])" office:value-type="float" office:value="97.7255431700959" calcext:value-type="float">
            <text:p>97.7255431700959</text:p>
          </table:table-cell>
        </table:table-row>
        <table:table-row table:style-name="ro1">
          <table:table-cell table:formula="of:=[.A64]+0.1" office:value-type="float" office:value="4" calcext:value-type="float">
            <text:p>4</text:p>
          </table:table-cell>
          <table:table-cell table:formula="of:=[.A65]*[.$B$2]" office:value-type="float" office:value="80" calcext:value-type="float">
            <text:p>80</text:p>
          </table:table-cell>
          <table:table-cell table:style-name="ce4" table:formula="of:=[.$B$4]-([.$B$4]-[.$B$3])*EXP(-[.B65]/[.$B$2])" office:value-type="float" office:value="98.1684361111266" calcext:value-type="float">
            <text:p>98.1684361111266</text:p>
          </table:table-cell>
          <table:table-cell table:style-name="ce7" table:formula="of:=ROUND([.C65]+RAND()*2*[.$B$14]-[.$B$14]; [.$B$12])" office:value-type="float" office:value="98.2" calcext:value-type="float">
            <text:p>98.2</text:p>
          </table:table-cell>
          <table:table-cell table:formula="of:=IF([.$D65]&lt;=[.$C$13];[.B65];&quot;&quot;)">
            <text:p/>
          </table:table-cell>
          <table:table-cell table:formula="of:=IF([.$D65]&lt;=[.$C$13];LN([.$C$5]-[.D65]);&quot;&quot;)">
            <text:p/>
          </table:table-cell>
          <table:table-cell table:formula="of:=IF([.$D65]&lt;=[.$C$13];[.E65]*[.F65];&quot;&quot;)">
            <text:p/>
          </table:table-cell>
          <table:table-cell table:style-name="ce4" table:formula="of:=IF([.$D65]&lt;=[.$C$13];[.E65]*[.E65];&quot;&quot;)">
            <text:p/>
          </table:table-cell>
          <table:table-cell table:formula="of:=[.$B$3]+[.$C$4]-[.$C$4]*EXP(-[.B65]/[.$C$2])" office:value-type="float" office:value="97.9085216966338" calcext:value-type="float">
            <text:p>97.9085216966338</text:p>
          </table:table-cell>
        </table:table-row>
        <table:table-row table:style-name="ro1">
          <table:table-cell table:formula="of:=[.A65]+0.1" office:value-type="float" office:value="4.1" calcext:value-type="float">
            <text:p>4.1</text:p>
          </table:table-cell>
          <table:table-cell table:formula="of:=[.A66]*[.$B$2]" office:value-type="float" office:value="82" calcext:value-type="float">
            <text:p>82</text:p>
          </table:table-cell>
          <table:table-cell table:style-name="ce4" table:formula="of:=[.$B$4]-([.$B$4]-[.$B$3])*EXP(-[.B66]/[.$B$2])" office:value-type="float" office:value="98.3427324598239" calcext:value-type="float">
            <text:p>98.3427324598239</text:p>
          </table:table-cell>
          <table:table-cell table:style-name="ce7" table:formula="of:=ROUND([.C66]+RAND()*2*[.$B$14]-[.$B$14]; [.$B$12])" office:value-type="float" office:value="98.3" calcext:value-type="float">
            <text:p>98.3</text:p>
          </table:table-cell>
          <table:table-cell table:formula="of:=IF([.$D66]&lt;=[.$C$13];[.B66];&quot;&quot;)">
            <text:p/>
          </table:table-cell>
          <table:table-cell table:formula="of:=IF([.$D66]&lt;=[.$C$13];LN([.$C$5]-[.D66]);&quot;&quot;)">
            <text:p/>
          </table:table-cell>
          <table:table-cell table:formula="of:=IF([.$D66]&lt;=[.$C$13];[.E66]*[.F66];&quot;&quot;)">
            <text:p/>
          </table:table-cell>
          <table:table-cell table:style-name="ce4" table:formula="of:=IF([.$D66]&lt;=[.$C$13];[.E66]*[.E66];&quot;&quot;)">
            <text:p/>
          </table:table-cell>
          <table:table-cell table:formula="of:=[.$B$3]+[.$C$4]-[.$C$4]*EXP(-[.B66]/[.$C$2])" office:value-type="float" office:value="98.0738213617759" calcext:value-type="float">
            <text:p>98.0738213617759</text:p>
          </table:table-cell>
        </table:table-row>
        <table:table-row table:style-name="ro1">
          <table:table-cell table:formula="of:=[.A66]+0.1" office:value-type="float" office:value="4.2" calcext:value-type="float">
            <text:p>4.2</text:p>
          </table:table-cell>
          <table:table-cell table:formula="of:=[.A67]*[.$B$2]" office:value-type="float" office:value="84" calcext:value-type="float">
            <text:p>84</text:p>
          </table:table-cell>
          <table:table-cell table:style-name="ce4" table:formula="of:=[.$B$4]-([.$B$4]-[.$B$3])*EXP(-[.B67]/[.$B$2])" office:value-type="float" office:value="98.5004423179522" calcext:value-type="float">
            <text:p>98.5004423179522</text:p>
          </table:table-cell>
          <table:table-cell table:style-name="ce7" table:formula="of:=ROUND([.C67]+RAND()*2*[.$B$14]-[.$B$14]; [.$B$12])" office:value-type="float" office:value="98.5" calcext:value-type="float">
            <text:p>98.5</text:p>
          </table:table-cell>
          <table:table-cell table:formula="of:=IF([.$D67]&lt;=[.$C$13];[.B67];&quot;&quot;)">
            <text:p/>
          </table:table-cell>
          <table:table-cell table:formula="of:=IF([.$D67]&lt;=[.$C$13];LN([.$C$5]-[.D67]);&quot;&quot;)">
            <text:p/>
          </table:table-cell>
          <table:table-cell table:formula="of:=IF([.$D67]&lt;=[.$C$13];[.E67]*[.F67];&quot;&quot;)">
            <text:p/>
          </table:table-cell>
          <table:table-cell table:style-name="ce4" table:formula="of:=IF([.$D67]&lt;=[.$C$13];[.E67]*[.E67];&quot;&quot;)">
            <text:p/>
          </table:table-cell>
          <table:table-cell table:formula="of:=[.$B$3]+[.$C$4]-[.$C$4]*EXP(-[.B67]/[.$C$2])" office:value-type="float" office:value="98.2231502464987" calcext:value-type="float">
            <text:p>98.2231502464987</text:p>
          </table:table-cell>
        </table:table-row>
        <table:table-row table:style-name="ro1">
          <table:table-cell table:formula="of:=[.A67]+0.1" office:value-type="float" office:value="4.3" calcext:value-type="float">
            <text:p>4.3</text:p>
          </table:table-cell>
          <table:table-cell table:formula="of:=[.A68]*[.$B$2]" office:value-type="float" office:value="86" calcext:value-type="float">
            <text:p>86</text:p>
          </table:table-cell>
          <table:table-cell table:style-name="ce4" table:formula="of:=[.$B$4]-([.$B$4]-[.$B$3])*EXP(-[.B68]/[.$B$2])" office:value-type="float" office:value="98.6431440987799" calcext:value-type="float">
            <text:p>98.6431440987799</text:p>
          </table:table-cell>
          <table:table-cell table:style-name="ce7" table:formula="of:=ROUND([.C68]+RAND()*2*[.$B$14]-[.$B$14]; [.$B$12])" office:value-type="float" office:value="98.6" calcext:value-type="float">
            <text:p>98.6</text:p>
          </table:table-cell>
          <table:table-cell table:formula="of:=IF([.$D68]&lt;=[.$C$13];[.B68];&quot;&quot;)">
            <text:p/>
          </table:table-cell>
          <table:table-cell table:formula="of:=IF([.$D68]&lt;=[.$C$13];LN([.$C$5]-[.D68]);&quot;&quot;)">
            <text:p/>
          </table:table-cell>
          <table:table-cell table:formula="of:=IF([.$D68]&lt;=[.$C$13];[.E68]*[.F68];&quot;&quot;)">
            <text:p/>
          </table:table-cell>
          <table:table-cell table:style-name="ce4" table:formula="of:=IF([.$D68]&lt;=[.$C$13];[.E68]*[.E68];&quot;&quot;)">
            <text:p/>
          </table:table-cell>
          <table:table-cell table:formula="of:=[.$B$3]+[.$C$4]-[.$C$4]*EXP(-[.B68]/[.$C$2])" office:value-type="float" office:value="98.3580514018843" calcext:value-type="float">
            <text:p>98.3580514018843</text:p>
          </table:table-cell>
        </table:table-row>
        <table:table-row table:style-name="ro1">
          <table:table-cell table:formula="of:=[.A68]+0.1" office:value-type="float" office:value="4.4" calcext:value-type="float">
            <text:p>4.4</text:p>
          </table:table-cell>
          <table:table-cell table:formula="of:=[.A69]*[.$B$2]" office:value-type="float" office:value="88" calcext:value-type="float">
            <text:p>88</text:p>
          </table:table-cell>
          <table:table-cell table:style-name="ce4" table:formula="of:=[.$B$4]-([.$B$4]-[.$B$3])*EXP(-[.B69]/[.$B$2])" office:value-type="float" office:value="98.7722660096932" calcext:value-type="float">
            <text:p>98.7722660096932</text:p>
          </table:table-cell>
          <table:table-cell table:style-name="ce7" table:formula="of:=ROUND([.C69]+RAND()*2*[.$B$14]-[.$B$14]; [.$B$12])" office:value-type="float" office:value="98.8" calcext:value-type="float">
            <text:p>98.8</text:p>
          </table:table-cell>
          <table:table-cell table:formula="of:=IF([.$D69]&lt;=[.$C$13];[.B69];&quot;&quot;)">
            <text:p/>
          </table:table-cell>
          <table:table-cell table:formula="of:=IF([.$D69]&lt;=[.$C$13];LN([.$C$5]-[.D69]);&quot;&quot;)">
            <text:p/>
          </table:table-cell>
          <table:table-cell table:formula="of:=IF([.$D69]&lt;=[.$C$13];[.E69]*[.F69];&quot;&quot;)">
            <text:p/>
          </table:table-cell>
          <table:table-cell table:style-name="ce4" table:formula="of:=IF([.$D69]&lt;=[.$C$13];[.E69]*[.E69];&quot;&quot;)">
            <text:p/>
          </table:table-cell>
          <table:table-cell table:formula="of:=[.$B$3]+[.$C$4]-[.$C$4]*EXP(-[.B69]/[.$C$2])" office:value-type="float" office:value="98.4799187938371" calcext:value-type="float">
            <text:p>98.4799187938371</text:p>
          </table:table-cell>
        </table:table-row>
        <table:table-row table:style-name="ro1">
          <table:table-cell table:formula="of:=[.A69]+0.1" office:value-type="float" office:value="4.5" calcext:value-type="float">
            <text:p>4.5</text:p>
          </table:table-cell>
          <table:table-cell table:formula="of:=[.A70]*[.$B$2]" office:value-type="float" office:value="90" calcext:value-type="float">
            <text:p>90</text:p>
          </table:table-cell>
          <table:table-cell table:style-name="ce4" table:formula="of:=[.$B$4]-([.$B$4]-[.$B$3])*EXP(-[.B70]/[.$B$2])" office:value-type="float" office:value="98.8891003461758" calcext:value-type="float">
            <text:p>98.8891003461758</text:p>
          </table:table-cell>
          <table:table-cell table:style-name="ce7" table:formula="of:=ROUND([.C70]+RAND()*2*[.$B$14]-[.$B$14]; [.$B$12])" office:value-type="float" office:value="98.9" calcext:value-type="float">
            <text:p>98.9</text:p>
          </table:table-cell>
          <table:table-cell table:formula="of:=IF([.$D70]&lt;=[.$C$13];[.B70];&quot;&quot;)">
            <text:p/>
          </table:table-cell>
          <table:table-cell table:formula="of:=IF([.$D70]&lt;=[.$C$13];LN([.$C$5]-[.D70]);&quot;&quot;)">
            <text:p/>
          </table:table-cell>
          <table:table-cell table:formula="of:=IF([.$D70]&lt;=[.$C$13];[.E70]*[.F70];&quot;&quot;)">
            <text:p/>
          </table:table-cell>
          <table:table-cell table:style-name="ce4" table:formula="of:=IF([.$D70]&lt;=[.$C$13];[.E70]*[.E70];&quot;&quot;)">
            <text:p/>
          </table:table-cell>
          <table:table-cell table:formula="of:=[.$B$3]+[.$C$4]-[.$C$4]*EXP(-[.B70]/[.$C$2])" office:value-type="float" office:value="98.5900117072663" calcext:value-type="float">
            <text:p>98.5900117072663</text:p>
          </table:table-cell>
        </table:table-row>
        <table:table-row table:style-name="ro1">
          <table:table-cell table:formula="of:=[.A70]+0.1" office:value-type="float" office:value="4.6" calcext:value-type="float">
            <text:p>4.6</text:p>
          </table:table-cell>
          <table:table-cell table:formula="of:=[.A71]*[.$B$2]" office:value-type="float" office:value="92" calcext:value-type="float">
            <text:p>92</text:p>
          </table:table-cell>
          <table:table-cell table:style-name="ce4" table:formula="of:=[.$B$4]-([.$B$4]-[.$B$3])*EXP(-[.B71]/[.$B$2])" office:value-type="float" office:value="98.9948164255366" calcext:value-type="float">
            <text:p>98.9948164255366</text:p>
          </table:table-cell>
          <table:table-cell table:style-name="ce7" table:formula="of:=ROUND([.C71]+RAND()*2*[.$B$14]-[.$B$14]; [.$B$12])" office:value-type="float" office:value="99" calcext:value-type="float">
            <text:p>99</text:p>
          </table:table-cell>
          <table:table-cell table:formula="of:=IF([.$D71]&lt;=[.$C$13];[.B71];&quot;&quot;)">
            <text:p/>
          </table:table-cell>
          <table:table-cell table:formula="of:=IF([.$D71]&lt;=[.$C$13];LN([.$C$5]-[.D71]);&quot;&quot;)">
            <text:p/>
          </table:table-cell>
          <table:table-cell table:formula="of:=IF([.$D71]&lt;=[.$C$13];[.E71]*[.F71];&quot;&quot;)">
            <text:p/>
          </table:table-cell>
          <table:table-cell table:style-name="ce4" table:formula="of:=IF([.$D71]&lt;=[.$C$13];[.E71]*[.E71];&quot;&quot;)">
            <text:p/>
          </table:table-cell>
          <table:table-cell table:formula="of:=[.$B$3]+[.$C$4]-[.$C$4]*EXP(-[.B71]/[.$C$2])" office:value-type="float" office:value="98.6894677585785" calcext:value-type="float">
            <text:p>98.6894677585785</text:p>
          </table:table-cell>
        </table:table-row>
        <table:table-row table:style-name="ro1">
          <table:table-cell table:formula="of:=[.A71]+0.1" office:value-type="float" office:value="4.7" calcext:value-type="float">
            <text:p>4.7</text:p>
          </table:table-cell>
          <table:table-cell table:formula="of:=[.A72]*[.$B$2]" office:value-type="float" office:value="94" calcext:value-type="float">
            <text:p>94</text:p>
          </table:table-cell>
          <table:table-cell table:style-name="ce4" table:formula="of:=[.$B$4]-([.$B$4]-[.$B$3])*EXP(-[.B72]/[.$B$2])" office:value-type="float" office:value="99.0904722898304" calcext:value-type="float">
            <text:p>99.0904722898304</text:p>
          </table:table-cell>
          <table:table-cell table:style-name="ce7" table:formula="of:=ROUND([.C72]+RAND()*2*[.$B$14]-[.$B$14]; [.$B$12])" office:value-type="float" office:value="99.1" calcext:value-type="float">
            <text:p>99.1</text:p>
          </table:table-cell>
          <table:table-cell table:formula="of:=IF([.$D72]&lt;=[.$C$13];[.B72];&quot;&quot;)">
            <text:p/>
          </table:table-cell>
          <table:table-cell table:formula="of:=IF([.$D72]&lt;=[.$C$13];LN([.$C$5]-[.D72]);&quot;&quot;)">
            <text:p/>
          </table:table-cell>
          <table:table-cell table:formula="of:=IF([.$D72]&lt;=[.$C$13];[.E72]*[.F72];&quot;&quot;)">
            <text:p/>
          </table:table-cell>
          <table:table-cell table:style-name="ce4" table:formula="of:=IF([.$D72]&lt;=[.$C$13];[.E72]*[.E72];&quot;&quot;)">
            <text:p/>
          </table:table-cell>
          <table:table-cell table:formula="of:=[.$B$3]+[.$C$4]-[.$C$4]*EXP(-[.B72]/[.$C$2])" office:value-type="float" office:value="98.7793146509398" calcext:value-type="float">
            <text:p>98.7793146509398</text:p>
          </table:table-cell>
        </table:table-row>
        <table:table-row table:style-name="ro1">
          <table:table-cell table:formula="of:=[.A72]+0.1" office:value-type="float" office:value="4.8" calcext:value-type="float">
            <text:p>4.8</text:p>
          </table:table-cell>
          <table:table-cell table:formula="of:=[.A73]*[.$B$2]" office:value-type="float" office:value="96" calcext:value-type="float">
            <text:p>96</text:p>
          </table:table-cell>
          <table:table-cell table:style-name="ce4" table:formula="of:=[.$B$4]-([.$B$4]-[.$B$3])*EXP(-[.B73]/[.$B$2])" office:value-type="float" office:value="99.177025295098" calcext:value-type="float">
            <text:p>99.177025295098</text:p>
          </table:table-cell>
          <table:table-cell table:style-name="ce7" table:formula="of:=ROUND([.C73]+RAND()*2*[.$B$14]-[.$B$14]; [.$B$12])" office:value-type="float" office:value="99.2" calcext:value-type="float">
            <text:p>99.2</text:p>
          </table:table-cell>
          <table:table-cell table:formula="of:=IF([.$D73]&lt;=[.$C$13];[.B73];&quot;&quot;)">
            <text:p/>
          </table:table-cell>
          <table:table-cell table:formula="of:=IF([.$D73]&lt;=[.$C$13];LN([.$C$5]-[.D73]);&quot;&quot;)">
            <text:p/>
          </table:table-cell>
          <table:table-cell table:formula="of:=IF([.$D73]&lt;=[.$C$13];[.E73]*[.F73];&quot;&quot;)">
            <text:p/>
          </table:table-cell>
          <table:table-cell table:style-name="ce4" table:formula="of:=IF([.$D73]&lt;=[.$C$13];[.E73]*[.E73];&quot;&quot;)">
            <text:p/>
          </table:table-cell>
          <table:table-cell table:formula="of:=[.$B$3]+[.$C$4]-[.$C$4]*EXP(-[.B73]/[.$C$2])" office:value-type="float" office:value="98.8604807937784" calcext:value-type="float">
            <text:p>98.8604807937784</text:p>
          </table:table-cell>
        </table:table-row>
        <table:table-row table:style-name="ro1">
          <table:table-cell table:formula="of:=[.A73]+0.1" office:value-type="float" office:value="4.9" calcext:value-type="float">
            <text:p>4.9</text:p>
          </table:table-cell>
          <table:table-cell table:formula="of:=[.A74]*[.$B$2]" office:value-type="float" office:value="98" calcext:value-type="float">
            <text:p>98</text:p>
          </table:table-cell>
          <table:table-cell table:style-name="ce4" table:formula="of:=[.$B$4]-([.$B$4]-[.$B$3])*EXP(-[.B74]/[.$B$2])" office:value-type="float" office:value="99.2553416929076" calcext:value-type="float">
            <text:p>99.2553416929076</text:p>
          </table:table-cell>
          <table:table-cell table:style-name="ce7" table:formula="of:=ROUND([.C74]+RAND()*2*[.$B$14]-[.$B$14]; [.$B$12])" office:value-type="float" office:value="99.3" calcext:value-type="float">
            <text:p>99.3</text:p>
          </table:table-cell>
          <table:table-cell table:formula="of:=IF([.$D74]&lt;=[.$C$13];[.B74];&quot;&quot;)">
            <text:p/>
          </table:table-cell>
          <table:table-cell table:formula="of:=IF([.$D74]&lt;=[.$C$13];LN([.$C$5]-[.D74]);&quot;&quot;)">
            <text:p/>
          </table:table-cell>
          <table:table-cell table:formula="of:=IF([.$D74]&lt;=[.$C$13];[.E74]*[.F74];&quot;&quot;)">
            <text:p/>
          </table:table-cell>
          <table:table-cell table:style-name="ce4" table:formula="of:=IF([.$D74]&lt;=[.$C$13];[.E74]*[.E74];&quot;&quot;)">
            <text:p/>
          </table:table-cell>
          <table:table-cell table:formula="of:=[.$B$3]+[.$C$4]-[.$C$4]*EXP(-[.B74]/[.$C$2])" office:value-type="float" office:value="98.9338048962617" calcext:value-type="float">
            <text:p>98.9338048962617</text:p>
          </table:table-cell>
        </table:table-row>
        <table:table-row table:style-name="ro1">
          <table:table-cell table:formula="of:=[.A74]+0.1" office:value-type="float" office:value="5" calcext:value-type="float">
            <text:p>5</text:p>
          </table:table-cell>
          <table:table-cell table:formula="of:=[.A75]*[.$B$2]" office:value-type="float" office:value="100" calcext:value-type="float">
            <text:p>100</text:p>
          </table:table-cell>
          <table:table-cell table:style-name="ce4" table:formula="of:=[.$B$4]-([.$B$4]-[.$B$3])*EXP(-[.B75]/[.$B$2])" office:value-type="float" office:value="99.3262053000915" calcext:value-type="float">
            <text:p>99.3262053000915</text:p>
          </table:table-cell>
          <table:table-cell table:style-name="ce7" table:formula="of:=ROUND([.C75]+RAND()*2*[.$B$14]-[.$B$14]; [.$B$12])" office:value-type="float" office:value="99.3" calcext:value-type="float">
            <text:p>99.3</text:p>
          </table:table-cell>
          <table:table-cell table:formula="of:=IF([.$D75]&lt;=[.$C$13];[.B75];&quot;&quot;)">
            <text:p/>
          </table:table-cell>
          <table:table-cell table:formula="of:=IF([.$D75]&lt;=[.$C$13];LN([.$C$5]-[.D75]);&quot;&quot;)">
            <text:p/>
          </table:table-cell>
          <table:table-cell table:formula="of:=IF([.$D75]&lt;=[.$C$13];[.E75]*[.F75];&quot;&quot;)">
            <text:p/>
          </table:table-cell>
          <table:table-cell table:style-name="ce4" table:formula="of:=IF([.$D75]&lt;=[.$C$13];[.E75]*[.E75];&quot;&quot;)">
            <text:p/>
          </table:table-cell>
          <table:table-cell table:formula="of:=[.$B$3]+[.$C$4]-[.$C$4]*EXP(-[.B75]/[.$C$2])" office:value-type="float" office:value="99.0000446338783" calcext:value-type="float">
            <text:p>99.0000446338783</text:p>
          </table:table-cell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Liberation Serif" svg:font-family="'Liberation Serif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Adwaita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2" style:font-family-asian="'Liberation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00-00-00</text:date>, <text:time style:data-style-name="N2" text:time-value="17:30:56.2308961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4T00:59:14.327868593</meta:creation-date>
    <dc:date>2025-06-25T18:29:02.344655696</dc:date>
    <meta:editing-duration>PT11H54M21S</meta:editing-duration>
    <meta:editing-cycles>5</meta:editing-cycles>
    <meta:generator>LibreOffice/25.2.4.3$Linux_X86_64 LibreOffice_project/520$Build-3</meta:generator>
    <meta:document-statistic meta:table-count="1" meta:cell-count="506" meta:object-count="1"/>
  </office:meta>
</office:document-meta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_20_Dot_20__28_Rounded_29_" svg:stroke-width="0.08cm" svg:stroke-color="#004586" svg:stroke-linecap="round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otted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884cm" svg:height="20.561cm" xlink:href=".." xlink:type="simple" chart:class="chart:scatter" chart:style-name="ch1">
        <chart:legend chart:legend-position="end" svg:x="25.803cm" svg:y="9.483cm" style:legend-expansion="high" chart:style-name="ch2"/>
        <chart:plot-area chart:style-name="ch3" svg:x="0.577cm" svg:y="0.411cm" svg:width="24.649cm" svg:height="19.739cm">
          <chart:coordinate-region svg:x="1.402cm" svg:y="0.61cm" svg:width="23.536cm" svg:height="18.8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og-Linear Test'.C25:'Log-Linear Test'.C75" chart:label-cell-address="'Log-Linear Test'.C24:'Log-Linear Test'.C24" chart:class="chart:scatter">
            <chart:domain table:cell-range-address="'Log-Linear Test'.B25:'Log-Linear Test'.B75"/>
            <chart:data-point chart:repeated="51"/>
          </chart:series>
          <chart:series chart:style-name="ch8" chart:values-cell-range-address="'Log-Linear Test'.D25:'Log-Linear Test'.D75" chart:label-cell-address="'Log-Linear Test'.D24:'Log-Linear Test'.D24" chart:class="chart:scatter">
            <chart:data-point chart:repeated="51"/>
          </chart:series>
          <chart:series chart:style-name="ch9" chart:values-cell-range-address="'Log-Linear Test'.I25:'Log-Linear Test'.I75" chart:label-cell-address="'Log-Linear Test'.I24:'Log-Linear Test'.I24" chart:class="chart:scatter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mp</text:p>
                <draw:g>
                  <svg:desc>'Log-Linear Test'.C24:'Log-Linear Test'.C24</svg:desc>
                </draw:g>
              </table:table-cell>
              <table:table-cell office:value-type="string">
                <text:p>noisy</text:p>
                <draw:g>
                  <svg:desc>'Log-Linear Test'.D24:'Log-Linear Test'.D24</svg:desc>
                </draw:g>
              </table:table-cell>
              <table:table-cell office:value-type="string">
                <text:p>model</text:p>
                <draw:g>
                  <svg:desc>'Log-Linear Test'.I24:'Log-Linear Test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og-Linear Test'.B25:'Log-Linear Test'.B75</svg:desc>
                </draw:g>
              </table:table-cell>
              <table:table-cell office:value-type="float" office:value="0">
                <text:p>0</text:p>
                <draw:g>
                  <svg:desc>'Log-Linear Test'.C25:'Log-Linear Test'.C75</svg:desc>
                </draw:g>
              </table:table-cell>
              <table:table-cell office:value-type="float" office:value="0">
                <text:p>0</text:p>
                <draw:g>
                  <svg:desc>'Log-Linear Test'.D25:'Log-Linear Test'.D75</svg:desc>
                </draw:g>
              </table:table-cell>
              <table:table-cell office:value-type="float" office:value="0">
                <text:p>0</text:p>
                <draw:g>
                  <svg:desc>'Log-Linear Test'.I25:'Log-Linear Test'.I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51625819640405">
                <text:p>9.51625819640405</text:p>
              </table:table-cell>
              <table:table-cell office:value-type="float" office:value="9.5">
                <text:p>9.5</text:p>
              </table:table-cell>
              <table:table-cell office:value-type="float" office:value="9.62494073496731">
                <text:p>9.6249407349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.1269246922018">
                <text:p>18.1269246922018</text:p>
              </table:table-cell>
              <table:table-cell office:value-type="float" office:value="18.1">
                <text:p>18.1</text:p>
              </table:table-cell>
              <table:table-cell office:value-type="float" office:value="18.3199472507944">
                <text:p>18.3199472507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5.9181779318282">
                <text:p>25.9181779318282</text:p>
              </table:table-cell>
              <table:table-cell office:value-type="float" office:value="25.9">
                <text:p>25.9</text:p>
              </table:table-cell>
              <table:table-cell office:value-type="float" office:value="26.1748671294811">
                <text:p>26.1748671294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2.9679953964361">
                <text:p>32.9679953964361</text:p>
              </table:table-cell>
              <table:table-cell office:value-type="float" office:value="33">
                <text:p>33</text:p>
              </table:table-cell>
              <table:table-cell office:value-type="float" office:value="33.2708671368737">
                <text:p>33.2708671368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9.3469340287367">
                <text:p>39.3469340287367</text:p>
              </table:table-cell>
              <table:table-cell office:value-type="float" office:value="39.3">
                <text:p>39.3</text:p>
              </table:table-cell>
              <table:table-cell office:value-type="float" office:value="39.6812719382698">
                <text:p>39.6812719382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5.1188363905974">
                <text:p>45.1188363905974</text:p>
              </table:table-cell>
              <table:table-cell office:value-type="float" office:value="45.1">
                <text:p>45.1</text:p>
              </table:table-cell>
              <table:table-cell office:value-type="float" office:value="45.4723217797229">
                <text:p>45.47232177972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0.341469620859">
                <text:p>50.341469620859</text:p>
              </table:table-cell>
              <table:table-cell office:value-type="float" office:value="50.3">
                <text:p>50.3</text:p>
              </table:table-cell>
              <table:table-cell office:value-type="float" office:value="50.7038569643482">
                <text:p>50.7038569643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55.0671035882778">
                <text:p>55.0671035882778</text:p>
              </table:table-cell>
              <table:table-cell office:value-type="float" office:value="55.1">
                <text:p>55.1</text:p>
              </table:table-cell>
              <table:table-cell office:value-type="float" office:value="55.429936196487">
                <text:p>55.429936196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9.3430340259401">
                <text:p>59.3430340259401</text:p>
              </table:table-cell>
              <table:table-cell office:value-type="float" office:value="59.3">
                <text:p>59.3</text:p>
              </table:table-cell>
              <table:table-cell office:value-type="float" office:value="59.6993951832287">
                <text:p>59.6993951832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3.2120558828558">
                <text:p>63.2120558828558</text:p>
              </table:table-cell>
              <table:table-cell office:value-type="float" office:value="63.2">
                <text:p>63.2</text:p>
              </table:table-cell>
              <table:table-cell office:value-type="float" office:value="63.5563512654525">
                <text:p>63.5563512654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66.7128916301921">
                <text:p>66.7128916301921</text:p>
              </table:table-cell>
              <table:table-cell office:value-type="float" office:value="66.7">
                <text:p>66.7</text:p>
              </table:table-cell>
              <table:table-cell office:value-type="float" office:value="67.0406592928627">
                <text:p>67.04065929286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69.8805788087798">
                <text:p>69.8805788087798</text:p>
              </table:table-cell>
              <table:table-cell office:value-type="float" office:value="69.9">
                <text:p>69.9</text:p>
              </table:table-cell>
              <table:table-cell office:value-type="float" office:value="70.1883234536835">
                <text:p>70.1883234536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72.7468206965988">
                <text:p>72.7468206965988</text:p>
              </table:table-cell>
              <table:table-cell office:value-type="float" office:value="72.7">
                <text:p>72.7</text:p>
              </table:table-cell>
              <table:table-cell office:value-type="float" office:value="73.031869314547">
                <text:p>73.031869314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75.3403036058394">
                <text:p>75.3403036058394</text:p>
              </table:table-cell>
              <table:table-cell office:value-type="float" office:value="75.3">
                <text:p>75.3</text:p>
              </table:table-cell>
              <table:table-cell office:value-type="float" office:value="75.6006799149528">
                <text:p>75.6006799149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77.686983985157">
                <text:p>77.686983985157</text:p>
              </table:table-cell>
              <table:table-cell office:value-type="float" office:value="77.7">
                <text:p>77.7</text:p>
              </table:table-cell>
              <table:table-cell office:value-type="float" office:value="77.9212993892429">
                <text:p>77.9212993892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79.8103482005345">
                <text:p>79.8103482005345</text:p>
              </table:table-cell>
              <table:table-cell office:value-type="float" office:value="79.8">
                <text:p>79.8</text:p>
              </table:table-cell>
              <table:table-cell office:value-type="float" office:value="80.0177072534911">
                <text:p>80.01770725349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81.7316475947265">
                <text:p>81.7316475947265</text:p>
              </table:table-cell>
              <table:table-cell office:value-type="float" office:value="81.7">
                <text:p>81.7</text:p>
              </table:table-cell>
              <table:table-cell office:value-type="float" office:value="81.9115661915774">
                <text:p>81.9115661915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83.4701111778414">
                <text:p>83.4701111778414</text:p>
              </table:table-cell>
              <table:table-cell office:value-type="float" office:value="83.5">
                <text:p>83.5</text:p>
              </table:table-cell>
              <table:table-cell office:value-type="float" office:value="83.6224459008824">
                <text:p>83.6224459008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85.0431380777365">
                <text:p>85.0431380777365</text:p>
              </table:table-cell>
              <table:table-cell office:value-type="float" office:value="85">
                <text:p>85</text:p>
              </table:table-cell>
              <table:table-cell office:value-type="float" office:value="85.1680253106504">
                <text:p>85.1680253106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86.4664716763387">
                <text:p>86.4664716763387</text:p>
              </table:table-cell>
              <table:table-cell office:value-type="float" office:value="86.5">
                <text:p>86.5</text:p>
              </table:table-cell>
              <table:table-cell office:value-type="float" office:value="86.5642752625943">
                <text:p>86.5642752625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87.7543571747018">
                <text:p>87.7543571747018</text:p>
              </table:table-cell>
              <table:table-cell office:value-type="float" office:value="87.8">
                <text:p>87.8</text:p>
              </table:table-cell>
              <table:table-cell office:value-type="float" office:value="87.8256235414226">
                <text:p>87.82562354142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88.9196841637666">
                <text:p>88.9196841637666</text:p>
              </table:table-cell>
              <table:table-cell office:value-type="float" office:value="88.9">
                <text:p>88.9</text:p>
              </table:table-cell>
              <table:table-cell office:value-type="float" office:value="88.9651039605898">
                <text:p>88.96510396058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89.9741156277196">
                <text:p>89.9741156277196</text:p>
              </table:table-cell>
              <table:table-cell office:value-type="float" office:value="90">
                <text:p>90</text:p>
              </table:table-cell>
              <table:table-cell office:value-type="float" office:value="89.9944910438079">
                <text:p>89.99449104380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90.9282046710588">
                <text:p>90.9282046710588</text:p>
              </table:table-cell>
              <table:table-cell office:value-type="float" office:value="90.9">
                <text:p>90.9</text:p>
              </table:table-cell>
              <table:table-cell office:value-type="float" office:value="90.9244216940168">
                <text:p>90.9244216940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91.7915001376101">
                <text:p>91.7915001376101</text:p>
              </table:table-cell>
              <table:table-cell office:value-type="float" office:value="91.8">
                <text:p>91.8</text:p>
              </table:table-cell>
              <table:table-cell office:value-type="float" office:value="91.7645051070459">
                <text:p>91.7645051070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92.5726421785666">
                <text:p>92.5726421785666</text:p>
              </table:table-cell>
              <table:table-cell office:value-type="float" office:value="92.6">
                <text:p>92.6</text:p>
              </table:table-cell>
              <table:table-cell office:value-type="float" office:value="92.5234220657331">
                <text:p>92.52342206573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93.279448726025">
                <text:p>93.279448726025</text:p>
              </table:table-cell>
              <table:table-cell office:value-type="float" office:value="93.3">
                <text:p>93.3</text:p>
              </table:table-cell>
              <table:table-cell office:value-type="float" office:value="93.2090146405303">
                <text:p>93.20901464053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93.9189937374782">
                <text:p>93.9189937374782</text:p>
              </table:table-cell>
              <table:table-cell office:value-type="float" office:value="93.9">
                <text:p>93.9</text:p>
              </table:table-cell>
              <table:table-cell office:value-type="float" office:value="93.828367223493">
                <text:p>93.828367223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94.4976779943593">
                <text:p>94.4976779943593</text:p>
              </table:table-cell>
              <table:table-cell office:value-type="float" office:value="94.5">
                <text:p>94.5</text:p>
              </table:table-cell>
              <table:table-cell office:value-type="float" office:value="94.3878797329976">
                <text:p>94.3878797329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95.0212931632136">
                <text:p>95.0212931632136</text:p>
              </table:table-cell>
              <table:table-cell office:value-type="float" office:value="95">
                <text:p>95</text:p>
              </table:table-cell>
              <table:table-cell office:value-type="float" office:value="94.8933337456291">
                <text:p>94.8933337456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95.4950797606442">
                <text:p>95.4950797606442</text:p>
              </table:table-cell>
              <table:table-cell office:value-type="float" office:value="95.5">
                <text:p>95.5</text:p>
              </table:table-cell>
              <table:table-cell office:value-type="float" office:value="95.3499522385944">
                <text:p>95.3499522385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95.9237796021634">
                <text:p>95.9237796021634</text:p>
              </table:table-cell>
              <table:table-cell office:value-type="float" office:value="95.9">
                <text:p>95.9</text:p>
              </table:table-cell>
              <table:table-cell office:value-type="float" office:value="95.7624535599955">
                <text:p>95.76245355999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96.311683259876">
                <text:p>96.311683259876</text:p>
              </table:table-cell>
              <table:table-cell office:value-type="float" office:value="96.3">
                <text:p>96.3</text:p>
              </table:table-cell>
              <table:table-cell office:value-type="float" office:value="96.1351001846484">
                <text:p>96.13510018464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96.6626730039674">
                <text:p>96.6626730039674</text:p>
              </table:table-cell>
              <table:table-cell office:value-type="float" office:value="96.7">
                <text:p>96.7</text:p>
              </table:table-cell>
              <table:table-cell office:value-type="float" office:value="96.4717427592552">
                <text:p>96.47174275925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96.9802616577682">
                <text:p>96.9802616577682</text:p>
              </table:table-cell>
              <table:table-cell office:value-type="float" office:value="97">
                <text:p>97</text:p>
              </table:table-cell>
              <table:table-cell office:value-type="float" office:value="96.7758598920576">
                <text:p>96.77585989205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97.2676277552708">
                <text:p>97.2676277552708</text:p>
              </table:table-cell>
              <table:table-cell office:value-type="float" office:value="97.3">
                <text:p>97.3</text:p>
              </table:table-cell>
              <table:table-cell office:value-type="float" office:value="97.0505940981276">
                <text:p>97.05059409812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97.5276473529661">
                <text:p>97.5276473529661</text:p>
              </table:table-cell>
              <table:table-cell office:value-type="float" office:value="97.5">
                <text:p>97.5</text:p>
              </table:table-cell>
              <table:table-cell office:value-type="float" office:value="97.2987842717273">
                <text:p>97.29878427172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97.7629228143834">
                <text:p>97.7629228143834</text:p>
              </table:table-cell>
              <table:table-cell office:value-type="float" office:value="97.8">
                <text:p>97.8</text:p>
              </table:table-cell>
              <table:table-cell office:value-type="float" office:value="97.5229950212828">
                <text:p>97.52299502128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97.9758088554196">
                <text:p>97.9758088554196</text:p>
              </table:table-cell>
              <table:table-cell office:value-type="float" office:value="98">
                <text:p>98</text:p>
              </table:table-cell>
              <table:table-cell office:value-type="float" office:value="97.7255431700959">
                <text:p>97.72554317009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98.1684361111266">
                <text:p>98.1684361111266</text:p>
              </table:table-cell>
              <table:table-cell office:value-type="float" office:value="98.2">
                <text:p>98.2</text:p>
              </table:table-cell>
              <table:table-cell office:value-type="float" office:value="97.9085216966338">
                <text:p>97.90852169663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98.3427324598239">
                <text:p>98.3427324598239</text:p>
              </table:table-cell>
              <table:table-cell office:value-type="float" office:value="98.3">
                <text:p>98.3</text:p>
              </table:table-cell>
              <table:table-cell office:value-type="float" office:value="98.0738213617759">
                <text:p>98.07382136177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98.5004423179522">
                <text:p>98.5004423179522</text:p>
              </table:table-cell>
              <table:table-cell office:value-type="float" office:value="98.5">
                <text:p>98.5</text:p>
              </table:table-cell>
              <table:table-cell office:value-type="float" office:value="98.2231502464987">
                <text:p>98.22315024649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98.6431440987799">
                <text:p>98.6431440987799</text:p>
              </table:table-cell>
              <table:table-cell office:value-type="float" office:value="98.6">
                <text:p>98.6</text:p>
              </table:table-cell>
              <table:table-cell office:value-type="float" office:value="98.3580514018843">
                <text:p>98.35805140188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98.7722660096932">
                <text:p>98.7722660096932</text:p>
              </table:table-cell>
              <table:table-cell office:value-type="float" office:value="98.8">
                <text:p>98.8</text:p>
              </table:table-cell>
              <table:table-cell office:value-type="float" office:value="98.4799187938371">
                <text:p>98.47991879383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98.8891003461758">
                <text:p>98.8891003461758</text:p>
              </table:table-cell>
              <table:table-cell office:value-type="float" office:value="98.9">
                <text:p>98.9</text:p>
              </table:table-cell>
              <table:table-cell office:value-type="float" office:value="98.5900117072663">
                <text:p>98.59001170726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98.9948164255366">
                <text:p>98.9948164255366</text:p>
              </table:table-cell>
              <table:table-cell office:value-type="float" office:value="99">
                <text:p>99</text:p>
              </table:table-cell>
              <table:table-cell office:value-type="float" office:value="98.6894677585785">
                <text:p>98.6894677585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99.0904722898304">
                <text:p>99.0904722898304</text:p>
              </table:table-cell>
              <table:table-cell office:value-type="float" office:value="99.1">
                <text:p>99.1</text:p>
              </table:table-cell>
              <table:table-cell office:value-type="float" office:value="98.7793146509398">
                <text:p>98.77931465093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99.177025295098">
                <text:p>99.177025295098</text:p>
              </table:table-cell>
              <table:table-cell office:value-type="float" office:value="99.2">
                <text:p>99.2</text:p>
              </table:table-cell>
              <table:table-cell office:value-type="float" office:value="98.8604807937784">
                <text:p>98.86048079377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99.2553416929076">
                <text:p>99.2553416929076</text:p>
              </table:table-cell>
              <table:table-cell office:value-type="float" office:value="99.3">
                <text:p>99.3</text:p>
              </table:table-cell>
              <table:table-cell office:value-type="float" office:value="98.9338048962617">
                <text:p>98.93380489626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99.3262053000915">
                <text:p>99.3262053000915</text:p>
              </table:table-cell>
              <table:table-cell office:value-type="float" office:value="99.3">
                <text:p>99.3</text:p>
              </table:table-cell>
              <table:table-cell office:value-type="float" office:value="99.0000446338783">
                <text:p>99.00004463387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Fine_20_Dotted" draw:display-name="Fine Dotted" draw:style="rect" draw:dots1="1" draw:distance="0.457cm"/>
    <draw:stroke-dash draw:name="Long_20_Dash_20_Dot_20__28_Rounded_29_" draw:display-name="Long Dash Dot (Rounded)" draw:style="round" draw:dots1="1" draw:dots1-length="301%" draw:dots2="1" draw:dots2-length="1%" draw:distance="399%"/>
  </office:styles>
</office:document-styles>
</file>